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1d41a" draw:textarea-horizontal-align="justify" draw:textarea-vertical-align="middle" draw:auto-grow-height="false" fo:min-height="2.102cm" fo:min-width="18.316cm"/>
      <style:paragraph-properties style:writing-mode="lr-tb"/>
    </style:style>
    <style:style style:name="gr2" style:family="graphic" style:parent-style-name="standard">
      <style:graphic-properties draw:fill-color="#ffffd7" draw:textarea-horizontal-align="justify" draw:textarea-vertical-align="middle" draw:auto-grow-height="false" fo:min-height="0.896cm" fo:min-width="9.536cm"/>
      <style:paragraph-properties style:writing-mode="lr-tb"/>
    </style:style>
    <style:style style:name="gr3" style:family="graphic" style:parent-style-name="standard">
      <style:graphic-properties svg:stroke-color="#ff0000" draw:fill="solid" draw:fill-color="#ffd7d7" draw:textarea-horizontal-align="justify" draw:textarea-vertical-align="middle" draw:auto-grow-height="false" fo:min-height="0.385cm" fo:min-width="2.04cm"/>
      <style:paragraph-properties style:writing-mode="lr-tb"/>
    </style:style>
    <style:style style:name="gr4" style:family="graphic" style:parent-style-name="standard">
      <style:graphic-properties svg:stroke-color="#ff0000" draw:fill-color="#ffd7d7" draw:textarea-horizontal-align="justify" draw:textarea-vertical-align="middle" draw:auto-grow-height="false" fo:min-height="0.385cm" fo:min-width="14.74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896cm" fo:min-width="5.726cm"/>
      <style:paragraph-properties style:writing-mode="lr-tb"/>
    </style:style>
    <style:style style:name="gr6" style:family="graphic" style:parent-style-name="standard">
      <style:graphic-properties draw:fill-color="#ffff00" draw:textarea-horizontal-align="justify" draw:textarea-vertical-align="middle" draw:auto-grow-height="false" fo:min-height="0.896cm" fo:min-width="1.916cm"/>
      <style:paragraph-properties style:writing-mode="lr-tb"/>
    </style:style>
    <style:style style:name="gr7" style:family="graphic" style:parent-style-name="standard">
      <style:graphic-properties draw:fill-color="#ffb66c" draw:textarea-horizontal-align="justify" draw:textarea-vertical-align="middle" draw:auto-grow-height="false" fo:min-height="2.102cm" fo:min-width="17.14cm"/>
      <style:paragraph-properties style:writing-mode="lr-tb"/>
    </style:style>
    <style:style style:name="gr8" style:family="graphic" style:parent-style-name="standard">
      <style:graphic-properties svg:stroke-color="#000000" draw:fill-color="#ffa6a6" draw:textarea-horizontal-align="justify" draw:textarea-vertical-align="middle" draw:auto-grow-height="false" fo:min-height="1.02cm" fo:min-width="5.85cm"/>
      <style:paragraph-properties style:writing-mode="lr-tb"/>
    </style:style>
    <style:style style:name="gr9" style:family="graphic" style:parent-style-name="standard">
      <style:graphic-properties svg:stroke-color="#000000" draw:fill-color="#ec9ba4" draw:textarea-horizontal-align="justify" draw:textarea-vertical-align="middle" draw:auto-grow-height="false" fo:min-height="1.02cm" fo:min-width="5.85cm"/>
      <style:paragraph-properties style:writing-mode="lr-tb"/>
    </style:style>
    <style:style style:name="gr10" style:family="graphic" style:parent-style-name="standard">
      <style:graphic-properties svg:stroke-color="#000000" draw:fill-color="#afd095" draw:textarea-horizontal-align="justify" draw:textarea-vertical-align="middle" draw:auto-grow-height="false" fo:min-height="1.02cm" fo:min-width="5.85cm"/>
      <style:paragraph-properties style:writing-mode="lr-tb"/>
    </style:style>
    <style:style style:name="gr11" style:family="graphic" style:parent-style-name="standard">
      <style:graphic-properties svg:stroke-color="#000000" draw:fill-color="#ffffa6" draw:textarea-horizontal-align="justify" draw:textarea-vertical-align="middle" draw:auto-grow-height="false" fo:min-height="1.02cm" fo:min-width="5.85cm"/>
      <style:paragraph-properties style:writing-mode="lr-tb"/>
    </style:style>
    <style:style style:name="gr12" style:family="graphic" style:parent-style-name="standard" style:list-style-name="L1">
      <style:graphic-properties svg:stroke-color="#000000" draw:fill-color="#afd095" draw:textarea-horizontal-align="justify" draw:textarea-vertical-align="middle" draw:auto-grow-height="false" fo:min-height="1.02cm" fo:min-width="5.85cm"/>
      <style:paragraph-properties style:writing-mode="lr-tb"/>
    </style:style>
    <style:style style:name="gr13" style:family="graphic" style:parent-style-name="standard" style:list-style-name="L1">
      <style:graphic-properties svg:stroke-color="#000000" draw:fill-color="#afd095" draw:textarea-horizontal-align="justify" draw:textarea-vertical-align="middle" draw:auto-grow-height="false" fo:min-height="1.02cm" fo:min-width="5.85cm"/>
      <style:paragraph-properties style:writing-mode="lr-tb"/>
    </style:style>
    <style:style style:name="gr14" style:family="graphic" style:parent-style-name="standard" style:list-style-name="L1">
      <style:graphic-properties svg:stroke-color="#000000" draw:fill-color="#ffffa6" draw:textarea-horizontal-align="justify" draw:textarea-vertical-align="middle" draw:auto-grow-height="false" fo:min-height="1.02cm" fo:min-width="5.85cm"/>
      <style:paragraph-properties style:writing-mode="lr-tb"/>
    </style:style>
    <style:style style:name="gr15" style:family="graphic" style:parent-style-name="standard" style:list-style-name="L1">
      <style:graphic-properties svg:stroke-color="#000000" draw:fill-color="#afd095" draw:textarea-horizontal-align="justify" draw:textarea-vertical-align="middle" draw:auto-grow-height="false" fo:min-height="1.02cm" fo:min-width="5.85cm"/>
      <style:paragraph-properties style:writing-mode="lr-tb"/>
    </style:style>
    <style:style style:name="gr16" style:family="graphic" style:parent-style-name="standard" style:list-style-name="L1">
      <style:graphic-properties svg:stroke-color="#000000" draw:fill-color="#ffffa6" draw:textarea-horizontal-align="justify" draw:textarea-vertical-align="middle" draw:auto-grow-height="false" fo:min-height="1.02cm" fo:min-width="5.85cm"/>
      <style:paragraph-properties style:writing-mode="lr-tb"/>
    </style:style>
    <style:style style:name="gr17" style:family="graphic" style:parent-style-name="standard" style:list-style-name="L1">
      <style:graphic-properties svg:stroke-color="#000000" draw:fill-color="#afd095" draw:textarea-horizontal-align="justify" draw:textarea-vertical-align="middle" draw:auto-grow-height="false" fo:min-height="1.02cm" fo:min-width="5.85cm"/>
      <style:paragraph-properties style:writing-mode="lr-tb"/>
    </style:style>
    <style:style style:name="gr18" style:family="graphic" style:parent-style-name="standard" style:list-style-name="L1">
      <style:graphic-properties svg:stroke-color="#000000" draw:fill-color="#ffffa6" draw:textarea-horizontal-align="justify" draw:textarea-vertical-align="middle" draw:auto-grow-height="false" fo:min-height="1.02cm" fo:min-width="5.85cm"/>
      <style:paragraph-properties style:writing-mode="lr-tb"/>
    </style:style>
    <style:style style:name="gr19" style:family="graphic" style:parent-style-name="standard" style:list-style-name="L1">
      <style:graphic-properties svg:stroke-color="#000000" draw:fill-color="#afd095" draw:textarea-horizontal-align="justify" draw:textarea-vertical-align="middle" draw:auto-grow-height="false" fo:min-height="1.02cm" fo:min-width="5.85cm"/>
      <style:paragraph-properties style:writing-mode="lr-tb"/>
    </style:style>
    <style:style style:name="gr20" style:family="graphic" style:parent-style-name="standard" style:list-style-name="L1">
      <style:graphic-properties svg:stroke-color="#000000" draw:fill-color="#ffffa6" draw:textarea-horizontal-align="justify" draw:textarea-vertical-align="middle" draw:auto-grow-height="false" fo:min-height="1.02cm" fo:min-width="5.85cm"/>
      <style:paragraph-properties style:writing-mode="lr-tb"/>
    </style:style>
    <style:style style:name="gr21" style:family="graphic" style:parent-style-name="standard" style:list-style-name="L1">
      <style:graphic-properties svg:stroke-color="#000000" draw:fill-color="#afd095" draw:textarea-horizontal-align="justify" draw:textarea-vertical-align="middle" draw:auto-grow-height="false" fo:min-height="1.02cm" fo:min-width="5.85cm"/>
      <style:paragraph-properties style:writing-mode="lr-tb"/>
    </style:style>
    <style:style style:name="gr22" style:family="graphic" style:parent-style-name="standard" style:list-style-name="L1">
      <style:graphic-properties svg:stroke-color="#000000" draw:fill-color="#ffffa6" draw:textarea-horizontal-align="justify" draw:textarea-vertical-align="middle" draw:auto-grow-height="false" fo:min-height="1.02cm" fo:min-width="5.85cm"/>
      <style:paragraph-properties style:writing-mode="lr-tb"/>
    </style:style>
    <style:style style:name="gr23" style:family="graphic" style:parent-style-name="standard" style:list-style-name="L1">
      <style:graphic-properties svg:stroke-color="#000000" draw:fill-color="#afd095" draw:textarea-horizontal-align="justify" draw:textarea-vertical-align="middle" draw:auto-grow-height="false" fo:min-height="1.02cm" fo:min-width="5.85cm"/>
      <style:paragraph-properties style:writing-mode="lr-tb"/>
    </style:style>
    <style:style style:name="gr24" style:family="graphic" style:parent-style-name="standard" style:list-style-name="L1">
      <style:graphic-properties svg:stroke-color="#000000" draw:fill-color="#ffffa6" draw:textarea-horizontal-align="justify" draw:textarea-vertical-align="middle" draw:auto-grow-height="false" fo:min-height="1.02cm" fo:min-width="5.85cm"/>
      <style:paragraph-properties style:writing-mode="lr-tb"/>
    </style:style>
    <style:style style:name="gr25" style:family="graphic" style:parent-style-name="standard" style:list-style-name="L1">
      <style:graphic-properties svg:stroke-color="#000000" draw:fill-color="#afd095" draw:textarea-horizontal-align="justify" draw:textarea-vertical-align="middle" draw:auto-grow-height="false" fo:min-height="1.02cm" fo:min-width="5.85cm"/>
      <style:paragraph-properties style:writing-mode="lr-tb"/>
    </style:style>
    <style:style style:name="gr26" style:family="graphic" style:parent-style-name="standard" style:list-style-name="L1">
      <style:graphic-properties svg:stroke-color="#000000" draw:fill-color="#ffffa6" draw:textarea-horizontal-align="justify" draw:textarea-vertical-align="middle" draw:auto-grow-height="false" fo:min-height="1.02cm" fo:min-width="5.85cm"/>
      <style:paragraph-properties style:writing-mode="lr-tb"/>
    </style:style>
    <style:style style:name="gr27" style:family="graphic" style:parent-style-name="standard" style:list-style-name="L1">
      <style:graphic-properties svg:stroke-color="#000000" draw:fill-color="#afd095" draw:textarea-horizontal-align="justify" draw:textarea-vertical-align="middle" draw:auto-grow-height="false" fo:min-height="1.02cm" fo:min-width="5.85cm"/>
      <style:paragraph-properties style:writing-mode="lr-tb"/>
    </style:style>
    <style:style style:name="gr28" style:family="graphic" style:parent-style-name="standard" style:list-style-name="L1">
      <style:graphic-properties svg:stroke-color="#000000" draw:fill-color="#ffffa6" draw:textarea-horizontal-align="justify" draw:textarea-vertical-align="middle" draw:auto-grow-height="false" fo:min-height="1.02cm" fo:min-width="5.85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0" style:family="graphic" style:parent-style-name="standard" style:list-style-name="L1">
      <style:graphic-properties svg:stroke-color="#000000" draw:fill-color="#afd095" draw:textarea-horizontal-align="justify" draw:textarea-vertical-align="middle" draw:auto-grow-height="false" fo:min-height="1.02cm" fo:min-width="5.85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fo:min-height="0.639cm"/>
      <style:paragraph-properties style:writing-mode="lr-tb"/>
    </style:style>
    <style:style style:name="gr33" style:family="graphic" style:parent-style-name="standard">
      <style:graphic-properties svg:stroke-color="#000000" draw:fill-color="#afd095" draw:textarea-horizontal-align="justify" draw:textarea-vertical-align="middle" draw:auto-grow-height="false" fo:min-height="0.893cm" fo:min-width="4.961cm"/>
      <style:paragraph-properties style:writing-mode="lr-tb"/>
    </style:style>
    <style:style style:name="gr34" style:family="graphic" style:parent-style-name="standard">
      <style:graphic-properties svg:stroke-color="#000000" draw:fill-color="#ffb66c" draw:textarea-horizontal-align="justify" draw:textarea-vertical-align="middle" draw:auto-grow-height="false" fo:min-height="0.893cm" fo:min-width="4.961cm"/>
      <style:paragraph-properties style:writing-mode="lr-tb"/>
    </style:style>
    <style:style style:name="gr35" style:family="graphic" style:parent-style-name="standard">
      <style:graphic-properties draw:fill-color="#ffb66c" draw:textarea-horizontal-align="justify" draw:textarea-vertical-align="middle" draw:auto-grow-height="false" fo:min-height="0.456cm" fo:min-width="6.322cm"/>
      <style:paragraph-properties style:writing-mode="lr-tb"/>
    </style:style>
    <style:style style:name="gr36" style:family="graphic" style:parent-style-name="standard">
      <style:graphic-properties svg:stroke-color="#000000" draw:fill="solid" draw:fill-color="#b4c7dc" draw:textarea-horizontal-align="justify" draw:textarea-vertical-align="middle" draw:auto-grow-height="false" fo:min-height="1.02cm" fo:min-width="3.564cm"/>
      <style:paragraph-properties style:writing-mode="lr-tb"/>
    </style:style>
    <style:style style:name="gr37" style:family="graphic" style:parent-style-name="standard">
      <style:graphic-properties svg:stroke-color="#000000" draw:fill="solid" draw:fill-color="#ffa6a6" draw:textarea-horizontal-align="justify" draw:textarea-vertical-align="middle" draw:auto-grow-height="false" fo:min-height="1.02cm" fo:min-width="1.532cm"/>
      <style:paragraph-properties style:writing-mode="lr-tb"/>
    </style:style>
    <style:style style:name="gr38" style:family="graphic" style:parent-style-name="standard">
      <style:graphic-properties svg:stroke-color="#000000" draw:fill="solid" draw:fill-color="#b4c7dc" draw:textarea-horizontal-align="justify" draw:textarea-vertical-align="middle" draw:auto-grow-height="false" fo:min-height="1.02cm" fo:min-width="3.564cm"/>
    </style:style>
    <style:style style:name="gr39" style:family="graphic" style:parent-style-name="standard">
      <style:graphic-properties svg:stroke-color="#000000" draw:fill="solid" draw:fill-color="#ffa6a6" draw:textarea-horizontal-align="justify" draw:textarea-vertical-align="middle" draw:auto-grow-height="false" fo:min-height="1.02cm" fo:min-width="1.532cm"/>
    </style:style>
    <style:style style:name="gr40" style:family="graphic" style:parent-style-name="standard">
      <style:graphic-properties draw:stroke="solid" svg:stroke-color="#000000" draw:fill="solid" draw:fill-color="#ffff00"/>
      <style:paragraph-properties style:writing-mode="lr-tb"/>
    </style:style>
    <style:style style:name="P1" style:family="paragraph">
      <style:paragraph-properties fo:text-align="center" style:writing-mode="lr-tb"/>
      <style:text-properties fo:color="#ff0000" loext:opacity="100%" fo:font-size="32pt" fo:font-weight="bold" style:font-size-asian="32pt" style:font-weight-asian="bold" style:font-size-complex="32pt" style:font-weight-complex="bold"/>
    </style:style>
    <style:style style:name="P2" style:family="paragraph">
      <loext:graphic-properties draw:fill-color="#81d41a"/>
      <style:paragraph-properties fo:text-align="center" style:writing-mode="lr-tb"/>
      <style:text-properties fo:color="#ff0000" loext:opacity="100%" fo:font-size="32pt" fo:font-weight="bold" style:font-size-asian="32pt" style:font-weight-asian="bold" style:font-size-complex="32pt" style:font-weight-complex="bold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ffffd7"/>
      <style:paragraph-properties fo:text-align="center" style:writing-mode="lr-tb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="solid" draw:fill-color="#ffd7d7"/>
      <style:paragraph-properties fo:text-align="center"/>
      <style:text-properties fo:font-weight="bold" style:font-weight-asian="bold" style:font-weight-complex="bold"/>
    </style:style>
    <style:style style:name="P7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8" style:family="paragraph">
      <loext:graphic-properties draw:fill-color="#ffffd7"/>
      <style:paragraph-properties fo:text-align="center" style:writing-mode="lr-tb"/>
      <style:text-properties fo:font-weight="bold" style:font-weight-asian="bold" style:font-weight-complex="bold"/>
    </style:style>
    <style:style style:name="P9" style:family="paragraph">
      <style:paragraph-properties fo:text-align="center"/>
    </style:style>
    <style:style style:name="P10" style:family="paragraph">
      <loext:graphic-properties draw:fill-color="#ffd7d7"/>
      <style:paragraph-properties fo:text-align="center"/>
      <style:text-properties fo:font-weight="bold" style:font-weight-asian="bold" style:font-weight-complex="bold"/>
    </style:style>
    <style:style style:name="P11" style:family="paragraph">
      <loext:graphic-properties draw:fill-color="#ffff00"/>
      <style:paragraph-properties fo:text-align="center" style:writing-mode="lr-tb"/>
    </style:style>
    <style:style style:name="P12" style:family="paragraph"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13" style:family="paragraph">
      <loext:graphic-properties draw:fill-color="#ffff00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14" style:family="paragraph">
      <loext:graphic-properties draw:fill-color="#ffb66c"/>
      <style:paragraph-properties fo:text-align="center" style:writing-mode="lr-tb"/>
      <style:text-properties fo:color="#ff0000" loext:opacity="100%" fo:font-size="32pt" fo:font-weight="bold" style:font-size-asian="32pt" style:font-weight-asian="bold" style:font-size-complex="32pt" style:font-weight-complex="bold"/>
    </style:style>
    <style:style style:name="P15" style:family="paragraph">
      <style:paragraph-properties fo:text-align="center" style:writing-mode="lr-tb"/>
      <style:text-properties style:font-name="Liberation Sans1" fo:font-size="20pt" fo:font-weight="bold" style:font-size-asian="18pt" style:font-weight-asian="bold" style:font-size-complex="18pt" style:font-weight-complex="bold"/>
    </style:style>
    <style:style style:name="P16" style:family="paragraph">
      <loext:graphic-properties draw:fill-color="#ffa6a6"/>
      <style:paragraph-properties fo:text-align="center" style:writing-mode="lr-tb"/>
      <style:text-properties style:font-name="Liberation Sans1" fo:font-size="20pt" fo:font-weight="bold" style:font-size-asian="18pt" style:font-weight-asian="bold" style:font-size-complex="18pt" style:font-weight-complex="bold"/>
    </style:style>
    <style:style style:name="P17" style:family="paragraph"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18" style:family="paragraph">
      <loext:graphic-properties draw:fill-color="#ec9ba4"/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19" style:family="paragraph">
      <loext:graphic-properties draw:fill-color="#afd095"/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20" style:family="paragraph">
      <loext:graphic-properties draw:fill-color="#ffffa6"/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22" style:family="paragraph">
      <loext:graphic-properties draw:fill-color="#afd095"/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23" style:family="paragraph">
      <style:paragraph-properties fo:text-align="center" style:writing-mode="lr-tb"/>
      <style:text-properties fo:font-size="11pt" fo:font-weight="bold" style:font-size-asian="11pt" style:font-weight-asian="bold" style:font-size-complex="11pt" style:font-weight-complex="bold"/>
    </style:style>
    <style:style style:name="P24" style:family="paragraph">
      <loext:graphic-properties draw:fill-color="#ffffa6"/>
      <style:paragraph-properties fo:text-align="center" style:writing-mode="lr-tb"/>
      <style:text-properties fo:font-size="11pt" fo:font-weight="bold" style:font-size-asian="11pt" style:font-weight-asian="bold" style:font-size-complex="11pt" style:font-weight-complex="bold"/>
    </style:style>
    <style:style style:name="P2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9pt" fo:font-weight="bold" style:font-size-asian="9pt" style:font-weight-asian="bold" style:font-size-complex="9pt" style:font-weight-complex="bold"/>
    </style:style>
    <style:style style:name="P26" style:family="paragraph">
      <loext:graphic-properties draw:fill-color="#ffffa6"/>
      <style:paragraph-properties fo:margin-left="0cm" fo:margin-right="0cm" fo:margin-top="0cm" fo:margin-bottom="0cm" fo:line-height="100%" fo:text-align="center" fo:text-indent="0cm" style:writing-mode="lr-tb"/>
      <style:text-properties fo:font-size="9pt" fo:font-weight="bold" style:font-size-asian="9pt" style:font-weight-asian="bold" style:font-size-complex="9pt" style:font-weight-complex="bold"/>
    </style:style>
    <style:style style:name="P2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1pt" fo:font-weight="bold" style:font-size-asian="11pt" style:font-weight-asian="bold" style:font-size-complex="11pt" style:font-weight-complex="bold"/>
    </style:style>
    <style:style style:name="P28" style:family="paragraph">
      <loext:graphic-properties draw:fill-color="#ffffa6"/>
      <style:paragraph-properties fo:margin-left="0cm" fo:margin-right="0cm" fo:margin-top="0cm" fo:margin-bottom="0cm" fo:line-height="100%" fo:text-align="center" fo:text-indent="0cm" style:writing-mode="lr-tb"/>
      <style:text-properties fo:font-size="11pt" fo:font-weight="bold" style:font-size-asian="11pt" style:font-weight-asian="bold" style:font-size-complex="11pt" style:font-weight-complex="bold"/>
    </style:style>
    <style:style style:name="P29" style:family="paragraph">
      <style:paragraph-properties fo:text-align="center" style:writing-mode="lr-tb"/>
      <style:text-properties fo:font-size="20pt" fo:font-weight="normal" style:font-size-asian="20pt" style:font-weight-asian="bold" style:font-size-complex="20pt" style:font-weight-complex="bold"/>
    </style:style>
    <style:style style:name="P30" style:family="paragraph">
      <loext:graphic-properties draw:fill-color="#afd095"/>
      <style:paragraph-properties fo:text-align="center" style:writing-mode="lr-tb"/>
      <style:text-properties fo:font-size="20pt" fo:font-weight="normal" style:font-size-asian="20pt" style:font-weight-asian="bold" style:font-size-complex="20pt" style:font-weight-complex="bold"/>
    </style:style>
    <style:style style:name="P31" style:family="paragraph">
      <style:paragraph-properties fo:text-align="center" style:writing-mode="lr-tb"/>
      <style:text-properties fo:font-size="17pt" fo:font-weight="normal" style:font-size-asian="17pt" style:font-weight-asian="bold" style:font-size-complex="17pt" style:font-weight-complex="bold"/>
    </style:style>
    <style:style style:name="P32" style:family="paragraph">
      <loext:graphic-properties draw:fill-color="#afd095"/>
      <style:paragraph-properties fo:text-align="center" style:writing-mode="lr-tb"/>
      <style:text-properties fo:font-size="17pt" fo:font-weight="normal" style:font-size-asian="17pt" style:font-weight-asian="bold" style:font-size-complex="17pt" style:font-weight-complex="bold"/>
    </style:style>
    <style:style style:name="P33" style:family="paragraph"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34" style:family="paragraph">
      <loext:graphic-properties draw:fill-color="#ffffa6"/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3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7pt" fo:font-weight="normal" style:font-size-asian="17pt" style:font-weight-asian="bold" style:font-size-complex="17pt" style:font-weight-complex="bold"/>
    </style:style>
    <style:style style:name="P36" style:family="paragraph">
      <loext:graphic-properties draw:fill-color="#afd095"/>
      <style:paragraph-properties fo:margin-left="0cm" fo:margin-right="0cm" fo:margin-top="0cm" fo:margin-bottom="0cm" fo:line-height="100%" fo:text-align="center" fo:text-indent="0cm" style:writing-mode="lr-tb"/>
      <style:text-properties fo:font-size="17pt" fo:font-weight="normal" style:font-size-asian="17pt" style:font-weight-asian="bold" style:font-size-complex="17pt" style:font-weight-complex="bold"/>
    </style:style>
    <style:style style:name="P3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0pt" fo:font-weight="bold" style:font-size-asian="10pt" style:font-weight-asian="bold" style:font-size-complex="10pt" style:font-weight-complex="bold"/>
    </style:style>
    <style:style style:name="P38" style:family="paragraph">
      <loext:graphic-properties draw:fill-color="#ffffa6"/>
      <style:paragraph-properties fo:margin-left="0cm" fo:margin-right="0cm" fo:margin-top="0cm" fo:margin-bottom="0cm" fo:line-height="100%" fo:text-align="center" fo:text-indent="0cm" style:writing-mode="lr-tb"/>
      <style:text-properties fo:font-size="10pt" fo:font-weight="bold" style:font-size-asian="10pt" style:font-weight-asian="bold" style:font-size-complex="10pt" style:font-weight-complex="bold"/>
    </style:style>
    <style:style style:name="P3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0pt" fo:font-weight="bold" style:font-size-asian="20pt" style:font-weight-asian="bold" style:font-size-complex="20pt" style:font-weight-complex="bold"/>
    </style:style>
    <style:style style:name="P40" style:family="paragraph">
      <loext:graphic-properties draw:fill-color="#afd095"/>
      <style:paragraph-properties fo:margin-left="0cm" fo:margin-right="0cm" fo:margin-top="0cm" fo:margin-bottom="0cm" fo:line-height="100%" fo:text-align="center" fo:text-indent="0cm" style:writing-mode="lr-tb"/>
      <style:text-properties fo:font-size="20pt" fo:font-weight="bold" style:font-size-asian="20pt" style:font-weight-asian="bold" style:font-size-complex="20pt" style:font-weight-complex="bold"/>
    </style:style>
    <style:style style:name="P4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fo:font-weight="bold" style:font-size-asian="12pt" style:font-weight-asian="bold" style:font-size-complex="12pt" style:font-weight-complex="bold"/>
    </style:style>
    <style:style style:name="P42" style:family="paragraph">
      <loext:graphic-properties draw:fill-color="#ffffa6"/>
      <style:paragraph-properties fo:margin-left="0cm" fo:margin-right="0cm" fo:margin-top="0cm" fo:margin-bottom="0cm" fo:line-height="100%" fo:text-align="center" fo:text-indent="0cm" style:writing-mode="lr-tb"/>
      <style:text-properties fo:font-size="12pt" fo:font-weight="bold" style:font-size-asian="12pt" style:font-weight-asian="bold" style:font-size-complex="12pt" style:font-weight-complex="bold"/>
    </style:style>
    <style:style style:name="P4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44" style:family="paragraph">
      <loext:graphic-properties draw:fill-color="#afd095"/>
      <style:paragraph-properties fo:margin-left="0cm" fo:margin-right="0cm" fo:margin-top="0cm" fo:margin-bottom="0cm" fo:line-height="100%" fo:text-align="center" fo:text-indent="0cm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45" style:family="paragraph">
      <loext:graphic-properties draw:fill-color="#ffffa6"/>
      <style:paragraph-properties fo:margin-left="0cm" fo:margin-right="0cm" fo:margin-top="0cm" fo:margin-bottom="0cm" fo:line-height="100%" fo:text-align="center" fo:text-indent="0cm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4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47" style:family="paragraph">
      <loext:graphic-properties draw:fill-color="#afd095"/>
      <style:paragraph-properties fo:margin-left="0cm" fo:margin-right="0cm" fo:margin-top="0cm" fo:margin-bottom="0cm" fo:line-height="100%" fo:text-align="center" fo:text-indent="0cm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48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9" style:family="paragraph">
      <loext:graphic-properties draw:fill-color="#afd095"/>
      <style:paragraph-properties fo:margin-left="0cm" fo:margin-right="0cm" fo:margin-top="0cm" fo:margin-bottom="0cm" fo:line-height="100%" fo:text-align="center" fo:text-indent="0cm" style:writing-mode="lr-tb"/>
    </style:style>
    <style:style style:name="P50" style:family="paragraph">
      <loext:graphic-properties draw:fill-color="#ffffa6"/>
      <style:paragraph-properties fo:text-align="center" style:writing-mode="lr-tb"/>
      <style:text-properties fo:font-weight="bold" style:font-weight-asian="bold" style:font-weight-complex="bold"/>
    </style:style>
    <style:style style:name="P51" style:family="paragraph">
      <loext:graphic-properties draw:fill-color="#afd095"/>
      <style:paragraph-properties fo:text-align="center" style:writing-mode="lr-tb"/>
    </style:style>
    <style:style style:name="P52" style:family="paragraph">
      <style:paragraph-properties fo:text-align="center" style:writing-mode="lr-tb"/>
      <style:text-properties fo:font-size="20pt" fo:font-weight="bold" style:font-size-asian="18pt" style:font-weight-asian="bold" style:font-size-complex="18pt" style:font-weight-complex="bold"/>
    </style:style>
    <style:style style:name="P53" style:family="paragraph">
      <loext:graphic-properties draw:fill-color="#ec9ba4"/>
      <style:paragraph-properties fo:text-align="center" style:writing-mode="lr-tb"/>
      <style:text-properties fo:font-size="20pt" fo:font-weight="bold" style:font-size-asian="18pt" style:font-weight-asian="bold" style:font-size-complex="18pt" style:font-weight-complex="bold"/>
    </style:style>
    <style:style style:name="P54" style:family="paragraph">
      <style:paragraph-properties fo:text-align="center" style:writing-mode="lr-tb"/>
      <style:text-properties fo:font-size="20pt" fo:font-weight="bold" style:font-size-asian="16pt" style:font-weight-asian="bold" style:font-size-complex="16pt" style:font-weight-complex="bold"/>
    </style:style>
    <style:style style:name="P55" style:family="paragraph">
      <loext:graphic-properties draw:fill-color="#ec9ba4"/>
      <style:paragraph-properties fo:text-align="center" style:writing-mode="lr-tb"/>
      <style:text-properties fo:font-size="20pt" fo:font-weight="bold" style:font-size-asian="16pt" style:font-weight-asian="bold" style:font-size-complex="16pt" style:font-weight-complex="bold"/>
    </style:style>
    <style:style style:name="P56" style:family="paragraph">
      <loext:graphic-properties draw:fill-color="#afd095"/>
      <style:paragraph-properties fo:text-align="center" style:writing-mode="lr-tb"/>
      <style:text-properties fo:font-weight="bold" style:font-weight-asian="bold" style:font-weight-complex="bold"/>
    </style:style>
    <style:style style:name="P57" style:family="paragraph">
      <loext:graphic-properties draw:fill-color="#ffffa6"/>
      <style:paragraph-properties fo:text-align="center" style:writing-mode="lr-tb"/>
    </style:style>
    <style:style style:name="P58" style:family="paragraph">
      <loext:graphic-properties draw:fill-color="#ffffa6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59" style:family="paragraph">
      <loext:graphic-properties draw:fill="none" draw:fill-color="#ffffff"/>
      <style:paragraph-properties style:writing-mode="lr-tb"/>
      <style:text-properties fo:font-size="18pt"/>
    </style:style>
    <style:style style:name="P60" style:family="paragraph">
      <loext:graphic-properties draw:fill-color="#ffb66c"/>
      <style:paragraph-properties fo:text-align="center" style:writing-mode="lr-tb"/>
    </style:style>
    <style:style style:name="P61" style:family="paragraph">
      <loext:graphic-properties draw:fill-color="#ffb66c"/>
      <style:paragraph-properties fo:margin-left="0cm" fo:margin-right="0cm" fo:margin-top="0cm" fo:margin-bottom="0cm" fo:line-height="100%" fo:text-align="center" fo:text-indent="0cm" style:writing-mode="lr-tb"/>
    </style:style>
    <style:style style:name="P62" style:family="paragraph">
      <style:paragraph-properties fo:text-align="center" style:writing-mode="lr-tb"/>
      <style:text-properties fo:color="#ff0000" loext:opacity="100%" fo:font-size="18pt" fo:font-weight="bold" style:font-size-asian="18pt" style:font-weight-asian="bold" style:font-size-complex="18pt" style:font-weight-complex="bold"/>
    </style:style>
    <style:style style:name="P63" style:family="paragraph">
      <loext:graphic-properties draw:fill-color="#ffb66c"/>
      <style:paragraph-properties fo:text-align="center" style:writing-mode="lr-tb"/>
      <style:text-properties fo:color="#ff0000" loext:opacity="100%" fo:font-size="18pt" fo:font-weight="bold" style:font-size-asian="18pt" style:font-weight-asian="bold" style:font-size-complex="18pt" style:font-weight-complex="bold"/>
    </style:style>
    <style:style style:name="P64" style:family="paragraph">
      <style:paragraph-properties fo:text-align="center" style:writing-mode="lr-tb"/>
      <style:text-properties fo:font-size="18pt"/>
    </style:style>
    <style:style style:name="P65" style:family="paragraph">
      <loext:graphic-properties draw:fill="solid" draw:fill-color="#b4c7dc"/>
      <style:paragraph-properties fo:text-align="center" style:writing-mode="lr-tb"/>
      <style:text-properties fo:font-size="18pt"/>
    </style:style>
    <style:style style:name="P66" style:family="paragraph">
      <loext:graphic-properties draw:fill="solid" draw:fill-color="#ffa6a6"/>
      <style:paragraph-properties fo:text-align="center" style:writing-mode="lr-tb"/>
      <style:text-properties fo:font-size="18pt"/>
    </style:style>
    <style:style style:name="P67" style:family="paragraph">
      <loext:graphic-properties draw:fill="solid" draw:fill-color="#b4c7dc"/>
      <style:paragraph-properties fo:text-align="center"/>
    </style:style>
    <style:style style:name="P68" style:family="paragraph">
      <loext:graphic-properties draw:fill="solid" draw:fill-color="#ffa6a6"/>
      <style:paragraph-properties fo:text-align="center"/>
    </style:style>
    <style:style style:name="P69" style:family="paragraph">
      <loext:graphic-properties draw:fill="solid" draw:fill-color="#ffff00"/>
      <style:paragraph-properties style:writing-mode="lr-tb"/>
      <style:text-properties fo:font-size="18pt"/>
    </style:style>
    <style:style style:name="P70" style:family="paragraph">
      <style:paragraph-properties fo:text-align="center"/>
      <style:text-properties fo:font-size="16pt" fo:font-weight="bold" style:font-weight-asian="bold" style:font-weight-complex="bold"/>
    </style:style>
    <style:style style:name="P71" style:family="paragraph">
      <loext:graphic-properties draw:fill="solid" draw:fill-color="#ffd7d7"/>
      <style:paragraph-properties fo:text-align="center"/>
      <style:text-properties fo:font-size="16pt" fo:font-weight="bold" style:font-weight-asian="bold" style:font-weight-complex="bold"/>
    </style:style>
    <style:style style:name="T1" style:family="text">
      <style:text-properties fo:color="#ff0000" loext:opacity="100%"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1pt" fo:font-weight="bold" style:font-size-asian="11pt" style:font-weight-asian="bold" style:font-size-complex="11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style:font-name="Liberation Sans1" fo:font-size="20pt" fo:font-weight="bold" style:font-size-asian="18pt" style:font-weight-asian="bold" style:font-size-complex="18pt" style:font-weight-complex="bold"/>
    </style:style>
    <style:style style:name="T10" style:family="text">
      <style:text-properties fo:font-size="20pt" fo:font-weight="bold" style:font-size-asian="20pt" style:font-weight-asian="bold" style:font-size-complex="20pt" style:font-weight-complex="bold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size="20pt" fo:font-weight="normal" style:font-size-asian="20pt" style:font-weight-asian="bold" style:font-size-complex="20pt" style:font-weight-complex="bold"/>
    </style:style>
    <style:style style:name="T15" style:family="text">
      <style:text-properties fo:font-size="14pt" fo:font-weight="normal" style:font-size-asian="14pt" style:font-weight-asian="bold" style:font-size-complex="14pt" style:font-weight-complex="bold"/>
    </style:style>
    <style:style style:name="T16" style:family="text">
      <style:text-properties fo:font-size="9pt" fo:font-weight="bold" style:font-size-asian="9pt" style:font-weight-asian="bold" style:font-size-complex="9pt" style:font-weight-complex="bold"/>
    </style:style>
    <style:style style:name="T17" style:family="text">
      <style:text-properties fo:font-size="17pt" fo:font-weight="normal" style:font-size-asian="17pt" style:font-weight-asian="bold" style:font-size-complex="17pt" style:font-weight-complex="bold"/>
    </style:style>
    <style:style style:name="T18" style:family="text">
      <style:text-properties fo:font-size="17pt" fo:font-weight="bold" style:font-size-asian="17pt" style:font-weight-asian="bold" style:font-size-complex="17pt" style:font-weight-complex="bold"/>
    </style:style>
    <style:style style:name="T19" style:family="text">
      <style:text-properties fo:font-size="15pt" fo:font-weight="bold" style:font-size-asian="15pt" style:font-weight-asian="bold" style:font-size-complex="15pt" style:font-weight-complex="bold"/>
    </style:style>
    <style:style style:name="T20" style:family="text">
      <style:text-properties fo:font-size="18pt" fo:font-weight="normal" style:font-size-asian="18pt" style:font-weight-asian="normal" style:font-size-complex="18pt" style:font-weight-complex="normal"/>
    </style:style>
    <style:style style:name="T21" style:family="text">
      <style:text-properties fo:font-size="14pt" fo:font-weight="normal" style:font-size-asian="14pt" style:font-weight-asian="normal" style:font-size-complex="14pt" style:font-weight-complex="normal"/>
    </style:style>
    <style:style style:name="T22" style:family="text">
      <style:text-properties fo:font-size="13pt" fo:font-weight="normal" style:font-size-asian="13pt" style:font-weight-asian="normal" style:font-size-complex="13pt" style:font-weight-complex="normal"/>
    </style:style>
    <style:style style:name="T23" style:family="text">
      <style:text-properties fo:font-size="13pt" fo:font-weight="bold" style:font-size-asian="13pt" style:font-weight-asian="bold" style:font-size-complex="13pt" style:font-weight-complex="bold"/>
    </style:style>
    <style:style style:name="T24" style:family="text">
      <style:text-properties fo:font-size="13pt" style:font-size-asian="13pt" style:font-size-complex="13pt"/>
    </style:style>
    <style:style style:name="T25" style:family="text">
      <style:text-properties fo:font-size="20pt" fo:font-weight="bold" style:font-size-asian="18pt" style:font-weight-asian="bold" style:font-size-complex="18pt" style:font-weight-complex="bold"/>
    </style:style>
    <style:style style:name="T26" style:family="text">
      <style:text-properties fo:font-size="10pt" fo:font-weight="bold" style:font-size-asian="10pt" style:font-weight-asian="bold" style:font-size-complex="10pt" style:font-weight-complex="bold"/>
    </style:style>
    <style:style style:name="T27" style:family="text">
      <style:text-properties fo:font-size="20pt" fo:font-weight="bold" style:font-size-asian="16pt" style:font-weight-asian="bold" style:font-size-complex="16pt" style:font-weight-complex="bold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size="15pt" style:font-size-asian="15pt" style:font-size-complex="15pt"/>
    </style:style>
    <style:style style:name="T30" style:family="text">
      <style:text-properties fo:font-size="10.5pt" fo:font-weight="bold" style:font-size-asian="10.5pt" style:font-weight-asian="bold" style:font-size-complex="10.5pt" style:font-weight-complex="bold"/>
    </style:style>
    <style:style style:name="T31" style:family="text">
      <style:text-properties fo:font-size="18pt"/>
    </style:style>
    <style:style style:name="T32" style:family="text">
      <style:text-properties fo:font-size="12pt" style:font-size-asian="12pt" style:font-size-complex="12pt"/>
    </style:style>
    <style:style style:name="T33" style:family="text">
      <style:text-properties fo:color="#ff0000" loext:opacity="100%" fo:font-size="18pt" fo:font-weight="bold" style:font-size-asian="18pt" style:font-weight-asian="bold" style:font-size-complex="18pt" style:font-weight-complex="bold"/>
    </style:style>
    <style:style style:name="T34" style:family="text">
      <style:text-properties fo:font-size="10pt" style:font-size-asian="10pt" style:font-size-complex="10pt"/>
    </style:style>
    <style:style style:name="T35" style:family="text">
      <style:text-properties fo:font-size="10.5pt" style:font-size-asian="10.5pt" style:font-size-complex="10.5pt"/>
    </style:style>
    <style:style style:name="T36" style:family="text">
      <style:text-properties fo:font-size="9pt" style:font-size-asian="9pt" style:font-size-complex="9pt"/>
    </style:style>
    <style:style style:name="T37" style:family="text">
      <style:text-properties fo:color="#ff0000" loext:opacity="100%"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0.32cm" svg:height="2.54cm" svg:x="3.541cm" svg:y="2.271cm">
          <text:p text:style-name="P1"><text:span text:style-name="T1">NOTES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4" draw:layer="layout" svg:width="10.16cm" svg:height="1.27cm" svg:x="13.7cm" svg:y="6.08cm">
          <text:p text:style-name="P3"><text:span text:style-name="T2">Comm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2.54cm" svg:height="0.635cm" svg:x="23.352cm" svg:y="1.254cm">
          <text:p text:style-name="P5"><text:span text:style-name="T3">Page </text:span><text:span text:style-name="T3"><text:page-number>&lt;number&gt;</text:page-number>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0.16cm" svg:height="1.27cm" svg:x="3.54cm" svg:y="6.081cm">
          <text:p text:style-name="P3">Objec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10.16cm" svg:height="1.27cm" svg:x="13.701cm" svg:y="7.35cm">
          <text:p text:style-name="P3"><text:span text:style-name="T2">Data is stored in </text:span><text:span text:style-name="T2">key/value objec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10.16cm" svg:height="1.27cm" svg:x="3.541cm" svg:y="7.351cm">
          <text:p text:style-name="P3">AL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10.16cm" svg:height="1.27cm" svg:x="13.702cm" svg:y="8.62cm">
          <text:p text:style-name="P3"><text:span text:style-name="T2">Arbitrary strings. May </text:span><text:span text:style-name="T2">contain spaces. Tab </text:span><text:span text:style-name="T2">separates key/val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10.16cm" svg:height="1.27cm" svg:x="3.542cm" svg:y="8.621cm">
          <text:p text:style-name="P3">Key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10.16cm" svg:height="1.27cm" svg:x="13.703cm" svg:y="9.89cm">
          <text:p text:style-name="P3"><text:span text:style-name="T2">Values are enclosed in double quo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10.16cm" svg:height="1.27cm" svg:x="3.543cm" svg:y="9.891cm">
          <text:p text:style-name="P3">Valu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10.16cm" svg:height="1.27cm" svg:x="13.704cm" svg:y="11.16cm">
          <text:p text:style-name="P3"><text:span text:style-name="T2">Integers are arbitrary </text:span><text:span text:style-name="T2">precision, they may </text:span><text:span text:style-name="T2">not fit in a 64 bit </text:span><text:span text:style-name="T2">unsigned integ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10.16cm" svg:height="1.27cm" svg:x="3.544cm" svg:y="11.161cm">
          <text:p text:style-name="P3">integ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10.16cm" svg:height="1.27cm" svg:x="13.705cm" svg:y="12.43cm">
          <text:p text:style-name="P3"><text:span text:style-name="T4">Cryptographic hashes </text:span><text:span text:style-name="T4">are stored in canonical </text:span><text:span text:style-name="T4">format of </text:span><text:span text:style-name="T4">HASHID:HEXVAL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10.16cm" svg:height="1.27cm" svg:x="3.545cm" svg:y="12.431cm">
          <text:p text:style-name="P3">01c:DEADBEE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10.16cm" svg:height="1.27cm" svg:x="13.677cm" svg:y="14.97cm">
          <text:p text:style-name="P3"><text:span text:style-name="T5">Tenant, user and group IDs are </text:span><text:span text:style-name="T5">stored as strings. <text:s/>Tenant ID must </text:span><text:span text:style-name="T5">be globally UNIQUE and never </text:span><text:span text:style-name="T5">re-us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10.16cm" svg:height="1.27cm" svg:x="3.517cm" svg:y="14.971cm">
          <text:p text:style-name="P3">Tenant 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8" draw:layer="layout" svg:width="10.16cm" svg:height="1.27cm" svg:x="13.706cm" svg:y="13.7cm">
          <text:p text:style-name="P7"><text:span text:style-name="T6">Sample Hex values (E.G. </text:span><text:span text:style-name="T6">DEADBEEF) are arbitrarily </text:span><text:span text:style-name="T6">short for legibility. Actual </text:span><text:span text:style-name="T6">length dictated by canonical </text:span><text:span text:style-name="T6">hexdigi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10.16cm" svg:height="1.27cm" svg:x="3.546cm" svg:y="13.701cm">
          <text:p text:style-name="P3">01c:DEADBEE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0" draw:layer="layout" svg:width="15.24cm" svg:height="0.635cm" draw:transform="rotate (1.5707963267949) translate (1.127cm 16.367cm)">
          <text:p text:style-name="P9"><text:span text:style-name="T7">© 2022 Robert E. Novak, Sea2cloud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5" draw:text-style-name="P3" draw:layer="layout" svg:width="6.35cm" svg:height="1.27cm" svg:x="3.54cm" svg:y="7.35cm">
          <text:p text:style-name="P3"><text:span text:style-name="T2">Xxx:Name Hash 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1" draw:layer="layout" svg:width="2.54cm" svg:height="1.27cm" svg:x="9.89cm" svg:y="7.35cm">
          <text:p text:style-name="P3">NH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6.35cm" svg:height="1.27cm" svg:x="12.43cm" svg:y="7.35cm">
          <text:p text:style-name="P3"><text:span text:style-name="T4">20200715T11:30-7: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6.35cm" svg:height="1.27cm" svg:x="3.54cm" svg:y="8.62cm">
          <text:p text:style-name="P3"><text:span text:style-name="T2">Xxx:Chunk Hash 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1" draw:layer="layout" svg:width="2.54cm" svg:height="1.27cm" svg:x="9.89cm" svg:y="8.62cm">
          <text:p text:style-name="P3">CH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6.35cm" svg:height="1.27cm" svg:x="12.43cm" svg:y="8.62cm">
          <text:p text:style-name="P3"><text:span text:style-name="T4">20200715T11:30-7: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0.32cm" svg:height="2.54cm" svg:x="3.541cm" svg:y="2.271cm">
          <text:p text:style-name="P1"><text:span text:style-name="T1">Chunklog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3" draw:layer="layout" svg:width="6.35cm" svg:height="1.27cm" svg:x="3.54cm" svg:y="6.08cm">
          <text:p text:style-name="P3"><text:span text:style-name="T2">OBJECT FileSystem </text:span><text:span text:style-name="T2">Version 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3" draw:layer="layout" svg:width="2.54cm" svg:height="1.27cm" svg:x="9.89cm" svg:y="6.08cm">
          <text:p text:style-name="P12"><text:span text:style-name="T8">VER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6.35cm" svg:height="1.27cm" svg:x="12.43cm" svg:y="6.08cm">
          <text:p text:style-name="P3"><text:span text:style-name="T4">20200715T11:30-7: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2.54cm" svg:height="0.635cm" svg:x="23.352cm" svg:y="1.254cm">
          <text:p text:style-name="P5"><text:span text:style-name="T3">Page </text:span><text:span text:style-name="T3"><text:page-number>&lt;number&gt;</text:page-number></text:span>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5.24cm" svg:height="0.635cm" draw:transform="rotate (1.5707963267949) translate (1.127cm 16.367cm)">
          <text:p text:style-name="P9"><text:span text:style-name="T7">© 2022 Robert E. Novak, Sea2cloud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7" draw:text-style-name="P14" draw:layer="layout" svg:width="19.05cm" svg:height="2.54cm" svg:x="3.54cm" svg:y="2.27cm">
          <text:p text:style-name="P1"><text:span text:style-name="T1">Name Hash - NHID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6" draw:layer="layout" svg:width="6.35cm" svg:height="1.27cm" svg:x="3.54cm" svg:y="9.89cm">
          <text:p text:style-name="P15"><text:span text:style-name="T9">objmani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9" draw:text-style-name="P18" draw:layer="layout" svg:width="6.35cm" svg:height="1.27cm" svg:x="3.54cm" svg:y="6.08cm">
          <text:p text:style-name="P17"><text:span text:style-name="T10">Key Nam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0" draw:text-style-name="P19" draw:layer="layout" svg:width="6.35cm" svg:height="1.27cm" svg:x="9.89cm" svg:y="6.08cm">
          <text:p text:style-name="P17"><text:span text:style-name="T10">Sample Valu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1" draw:text-style-name="P20" draw:layer="layout" svg:width="6.35cm" svg:height="1.27cm" svg:x="16.24cm" svg:y="6.08cm">
          <text:p text:style-name="P17"><text:span text:style-name="T10">Descrip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2" draw:text-style-name="P22" draw:layer="layout" svg:width="6.35cm" svg:height="1.27cm" svg:x="9.89cm" svg:y="9.89cm">
          <text:p text:style-name="P21"><text:span text:style-name="T11">“</text:span><text:span text:style-name="T12">01c:2706aa0b</text:span><text:span text:style-name="T11">”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1" draw:text-style-name="P24" draw:layer="layout" svg:width="6.35cm" svg:height="1.27cm" svg:x="16.24cm" svg:y="9.89cm">
          <text:p text:style-name="P23"><text:span text:style-name="T6">Hash of the object manifest that the name refers to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8" draw:text-style-name="P16" draw:layer="layout" svg:width="6.35cm" svg:height="1.27cm" svg:x="3.54cm" svg:y="11.16cm">
          <text:p text:style-name="P15"><text:span text:style-name="T9">namemet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3" draw:text-style-name="P22" draw:layer="layout" svg:width="6.35cm" svg:height="1.27cm" svg:x="9.89cm" svg:y="11.16cm">
          <text:p text:style-name="P21"><text:span text:style-name="T11">“</text:span><text:span text:style-name="T12">01c:08f728f6</text:span><text:span text:style-name="T11">”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" draw:text-style-name="P26" draw:layer="layout" svg:width="6.35cm" svg:height="1.27cm" svg:x="16.24cm" svg:y="11.16cm">
          <text:p text:style-name="P25"><text:span text:style-name="T6">Hash of name-affiliated metadata (e.g. owner, permissions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8" draw:text-style-name="P16" draw:layer="layout" svg:width="6.35cm" svg:height="1.27cm" svg:x="3.54cm" svg:y="12.43cm">
          <text:p text:style-name="P15"><text:span text:style-name="T9">fullnam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22" draw:layer="layout" svg:width="6.35cm" svg:height="1.27cm" svg:x="9.89cm" svg:y="12.43cm">
          <text:p text:style-name="P21"><text:span text:style-name="T11">“</text:span><text:span text:style-name="T12">Tenant/usr/file</text:span><text:span text:style-name="T11">”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6" draw:text-style-name="P28" draw:layer="layout" svg:width="6.35cm" svg:height="1.27cm" svg:x="16.24cm" svg:y="12.43cm">
          <text:p text:style-name="P27"><text:span text:style-name="T13">Full name of the objec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9" draw:text-style-name="P18" draw:layer="layout" svg:width="6.35cm" svg:height="1.27cm" svg:x="3.542cm" svg:y="7.351cm">
          <text:p text:style-name="P17"><text:span text:style-name="T10">chunktyp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9" draw:layer="layout" svg:width="6.35cm" svg:height="1.27cm" svg:x="9.892cm" svg:y="7.351cm">
          <text:p text:style-name="P17"><text:span text:style-name="T10">“</text:span><text:span text:style-name="T10">NHID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20" draw:layer="layout" svg:width="6.35cm" svg:height="1.27cm" svg:x="16.242cm" svg:y="7.351cm">
          <text:p text:style-name="P17"><text:span text:style-name="T3">The name of this chunk typ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8" draw:layer="layout" svg:width="6.35cm" svg:height="1.27cm" svg:x="3.543cm" svg:y="8.62cm">
          <text:p text:style-name="P17"><text:span text:style-name="T10">vers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9" draw:layer="layout" svg:width="6.35cm" svg:height="1.27cm" svg:x="9.893cm" svg:y="8.62cm">
          <text:p text:style-name="P17"><text:span text:style-name="T10">“</text:span><text:span text:style-name="T10">0.1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20" draw:layer="layout" svg:width="6.35cm" svg:height="1.27cm" svg:x="16.243cm" svg:y="8.62cm">
          <text:p text:style-name="P17"><text:span text:style-name="T3">The version number of this NHID chun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6" draw:layer="layout" svg:width="2.54cm" svg:height="0.635cm" svg:x="23.352cm" svg:y="1.7cm">
          <text:p text:style-name="P5"><text:span text:style-name="T3">Page </text:span><text:span text:style-name="T3"><text:page-number>&lt;number&gt;</text:page-number></text:span>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5.24cm" svg:height="0.635cm" draw:transform="rotate (1.5707963267949) translate (1.127cm 16.367cm)">
          <text:p text:style-name="P9"><text:span text:style-name="T7">© 2022 Robert E. Novak, Sea2cloud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9" draw:text-style-name="P18" draw:layer="layout" svg:width="6.35cm" svg:height="1.27cm" svg:x="3.54cm" svg:y="6.08cm">
          <text:p text:style-name="P17"><text:span text:style-name="T10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9" draw:layer="layout" svg:width="6.35cm" svg:height="1.27cm" svg:x="9.89cm" svg:y="6.08cm">
          <text:p text:style-name="P17"><text:span text:style-name="T10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20" draw:layer="layout" svg:width="6.35cm" svg:height="1.27cm" svg:x="16.24cm" svg:y="6.08cm">
          <text:p text:style-name="P17"><text:span text:style-name="T10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4" draw:layer="layout" svg:width="19.05cm" svg:height="2.54cm" svg:x="3.54cm" svg:y="2.27cm">
          <text:p text:style-name="P1"><text:span text:style-name="T1">Name Metadata - NAMEMETA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18" draw:layer="layout" svg:width="6.35cm" svg:height="1.27cm" svg:x="3.54cm" svg:y="11.16cm">
          <text:p text:style-name="P17"><text:span text:style-name="T10">owneri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30" draw:layer="layout" svg:width="6.35cm" svg:height="1.27cm" svg:x="9.89cm" svg:y="11.16cm">
          <text:p text:style-name="P29"><text:span text:style-name="T14">“</text:span><text:span text:style-name="T10">string</text:span><text:span text:style-name="T14">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24" draw:layer="layout" svg:width="6.35cm" svg:height="1.27cm" svg:x="16.24cm" svg:y="11.16cm">
          <text:p text:style-name="P23"><text:span text:style-name="T6">Owner ID existing in tenant. <text:s/>Privileges are meta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8" draw:layer="layout" svg:width="6.35cm" svg:height="1.27cm" svg:x="3.54cm" svg:y="12.43cm">
          <text:p text:style-name="P17"><text:span text:style-name="T10">groupi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30" draw:layer="layout" svg:width="6.35cm" svg:height="1.27cm" svg:x="9.89cm" svg:y="12.43cm">
          <text:p text:style-name="P29"><text:span text:style-name="T14">“</text:span><text:span text:style-name="T10">string</text:span><text:span text:style-name="T14">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24" draw:layer="layout" svg:width="6.35cm" svg:height="1.27cm" svg:x="16.24cm" svg:y="12.43cm">
          <text:p text:style-name="P23"><text:span text:style-name="T6">Owner GroupID existing in tenant Privileges are meta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8" draw:layer="layout" svg:width="6.35cm" svg:height="1.27cm" svg:x="3.54cm" svg:y="13.7cm">
          <text:p text:style-name="P17"><text:span text:style-name="T10">per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32" draw:layer="layout" svg:width="6.35cm" svg:height="1.27cm" svg:x="9.89cm" svg:y="13.7cm">
          <text:p text:style-name="P31"><text:span text:style-name="T15">“</text:span><text:span text:style-name="T15">TGR</text:span><text:span text:style-name="T13">SGRWXRWXRWX</text:span><text:span text:style-name="T15">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4" draw:layer="layout" svg:width="6.35cm" svg:height="1.27cm" svg:x="16.24cm" svg:y="13.7cm">
          <text:p text:style-name="P33"><text:span text:style-name="T16">Set Tenant ID, Set Tenanc Group ID, Set UserID, Set GroupID, Owner, Group, World RWX Permissio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8" draw:layer="layout" svg:width="6.35cm" svg:height="1.27cm" svg:x="3.54cm" svg:y="14.97cm">
          <text:p text:style-name="P17"><text:span text:style-name="T10">nex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36" draw:layer="layout" svg:width="6.35cm" svg:height="1.27cm" svg:x="9.89cm" svg:y="14.97cm">
          <text:p text:style-name="P35"><text:span text:style-name="T17">“</text:span><text:span text:style-name="T18">01c:c2b323ec</text:span><text:span text:style-name="T17">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38" draw:layer="layout" svg:width="6.35cm" svg:height="1.27cm" svg:x="16.24cm" svg:y="14.97cm">
          <text:p text:style-name="P37"><text:span text:style-name="T8">Hash to the next name -affiliated metadata chun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8" draw:layer="layout" svg:width="6.35cm" svg:height="1.27cm" svg:x="3.541cm" svg:y="7.35cm">
          <text:p text:style-name="P17"><text:span text:style-name="T10">chunktyp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9" draw:layer="layout" svg:width="6.35cm" svg:height="1.27cm" svg:x="9.891cm" svg:y="7.35cm">
          <text:p text:style-name="P17"><text:span text:style-name="T10">“</text:span><text:span text:style-name="T10">NAMEMETA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20" draw:layer="layout" svg:width="6.35cm" svg:height="1.27cm" svg:x="16.241cm" svg:y="7.35cm">
          <text:p text:style-name="P17"><text:span text:style-name="T3">The name of this chunk typ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8" draw:layer="layout" svg:width="6.35cm" svg:height="1.27cm" svg:x="3.542cm" svg:y="8.62cm">
          <text:p text:style-name="P17"><text:span text:style-name="T10">vers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9" draw:layer="layout" svg:width="6.35cm" svg:height="1.27cm" svg:x="9.892cm" svg:y="8.62cm">
          <text:p text:style-name="P17"><text:span text:style-name="T10">“</text:span><text:span text:style-name="T10">0.1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20" draw:layer="layout" svg:width="6.35cm" svg:height="1.27cm" svg:x="16.242cm" svg:y="8.62cm">
          <text:p text:style-name="P17"><text:span text:style-name="T19">The version number of this Namemeta chun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8" draw:layer="layout" svg:width="6.35cm" svg:height="1.27cm" svg:x="3.541cm" svg:y="9.89cm">
          <text:p text:style-name="P17"><text:span text:style-name="T10">tenanti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30" draw:layer="layout" svg:width="6.35cm" svg:height="1.27cm" svg:x="9.891cm" svg:y="9.89cm">
          <text:p text:style-name="P29"><text:span text:style-name="T14">“</text:span><text:span text:style-name="T10">string</text:span><text:span text:style-name="T14">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24" draw:layer="layout" svg:width="6.35cm" svg:height="1.27cm" svg:x="16.241cm" svg:y="9.89cm">
          <text:p text:style-name="P23"><text:span text:style-name="T6">Name of the tenant (E.G. </text:span><text:span text:style-name="T6">company name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6" draw:layer="layout" svg:width="2.54cm" svg:height="0.635cm" svg:x="23.352cm" svg:y="1.7cm">
          <text:p text:style-name="P5"><text:span text:style-name="T3">Page </text:span><text:span text:style-name="T3"><text:page-number>&lt;number&gt;</text:page-number></text:span>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5.24cm" svg:height="0.635cm" draw:transform="rotate (1.5707963267949) translate (1.127cm 16.367cm)">
          <text:p text:style-name="P9"><text:span text:style-name="T7">© 2022 Robert E. Novak, Sea2cloud</text:span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custom-shape draw:style-name="gr7" draw:text-style-name="P14" draw:layer="layout" svg:width="19.05cm" svg:height="2.54cm" svg:x="3.54cm" svg:y="2.27cm">
          <text:p text:style-name="P1"><text:span text:style-name="T1">BACKR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18" draw:layer="layout" svg:width="6.35cm" svg:height="1.27cm" svg:x="3.54cm" svg:y="6.08cm">
          <text:p text:style-name="P17"><text:span text:style-name="T10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9" draw:layer="layout" svg:width="6.35cm" svg:height="1.27cm" svg:x="9.89cm" svg:y="6.08cm">
          <text:p text:style-name="P17"><text:span text:style-name="T10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20" draw:layer="layout" svg:width="6.35cm" svg:height="1.27cm" svg:x="16.24cm" svg:y="6.08cm">
          <text:p text:style-name="P17"><text:span text:style-name="T10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8" draw:layer="layout" svg:width="6.35cm" svg:height="1.27cm" svg:x="3.54cm" svg:y="9.89cm">
          <text:p text:style-name="P17"><text:span text:style-name="T10">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40" draw:layer="layout" svg:width="6.35cm" svg:height="1.27cm" svg:x="9.89cm" svg:y="9.89cm">
          <text:p text:style-name="P39"><text:span text:style-name="T20">“</text:span><text:span text:style-name="T12">01c:5ccfae81</text:span><text:span text:style-name="T20">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42" draw:layer="layout" svg:width="6.35cm" svg:height="1.27cm" svg:x="16.24cm" svg:y="9.89cm">
          <text:p text:style-name="P41"><text:span text:style-name="T6">Name HashID of the first name that refers to this objec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8" draw:layer="layout" svg:width="6.35cm" svg:height="1.27cm" svg:x="3.541cm" svg:y="6.081cm">
          <text:p text:style-name="P17"><text:span text:style-name="T10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9" draw:layer="layout" svg:width="6.35cm" svg:height="1.27cm" svg:x="9.891cm" svg:y="6.081cm">
          <text:p text:style-name="P17"><text:span text:style-name="T10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20" draw:layer="layout" svg:width="6.35cm" svg:height="1.27cm" svg:x="16.241cm" svg:y="6.081cm">
          <text:p text:style-name="P17"><text:span text:style-name="T10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8" draw:layer="layout" svg:width="6.35cm" svg:height="1.27cm" svg:x="3.541cm" svg:y="6.081cm">
          <text:p text:style-name="P17"><text:span text:style-name="T10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9" draw:layer="layout" svg:width="6.35cm" svg:height="1.27cm" svg:x="9.891cm" svg:y="6.081cm">
          <text:p text:style-name="P17"><text:span text:style-name="T10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20" draw:layer="layout" svg:width="6.35cm" svg:height="1.27cm" svg:x="16.241cm" svg:y="6.081cm">
          <text:p text:style-name="P17"><text:span text:style-name="T10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8" draw:layer="layout" svg:width="6.35cm" svg:height="1.27cm" svg:x="3.54cm" svg:y="11.16cm">
          <text:p text:style-name="P17"><text:span text:style-name="T10">cti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44" draw:layer="layout" svg:width="6.35cm" svg:height="1.27cm" svg:x="9.89cm" svg:y="11.16cm">
          <text:p text:style-name="P43"><text:span text:style-name="T21">“</text:span><text:span text:style-name="T13">UCT:20190707T182043</text:span><text:span text:style-name="T21">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28" draw:layer="layout" svg:width="6.35cm" svg:height="1.27cm" svg:x="16.24cm" svg:y="11.16cm">
          <text:p text:style-name="P27"><text:span text:style-name="T6">Time Stamp When Backreference was created in seconds since Epoc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8" draw:layer="layout" svg:width="6.35cm" svg:height="1.27cm" svg:x="3.54cm" svg:y="12.43cm">
          <text:p text:style-name="P17"><text:span text:style-name="T10">BACKSPE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44" draw:layer="layout" svg:width="6.35cm" svg:height="1.27cm" svg:x="9.89cm" svg:y="12.43cm">
          <text:p text:style-name="P43"><text:span text:style-name="T21">FALSE/TR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45" draw:layer="layout" svg:width="6.35cm" svg:height="1.27cm" svg:x="16.24cm" svg:y="12.43cm">
          <text:p text:style-name="P43"><text:span text:style-name="T21">Speculative Back Referen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8" draw:layer="layout" svg:width="6.35cm" svg:height="1.27cm" svg:x="3.54cm" svg:y="13.7cm">
          <text:p text:style-name="P17"><text:span text:style-name="T10">nex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47" draw:layer="layout" svg:width="6.35cm" svg:height="1.27cm" svg:x="9.89cm" svg:y="13.7cm">
          <text:p text:style-name="P46"><text:span text:style-name="T20">“</text:span><text:span text:style-name="T20">01c:c22d0e21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45" draw:layer="layout" svg:width="6.35cm" svg:height="1.27cm" svg:x="16.24cm" svg:y="13.7cm">
          <text:p text:style-name="P43"><text:span text:style-name="T22">Hash of the next back referen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8" draw:layer="layout" svg:width="6.35cm" svg:height="1.27cm" svg:x="3.541cm" svg:y="12.431cm">
          <text:p text:style-name="P17"><text:span text:style-name="T10">speculativ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44" draw:layer="layout" svg:width="6.35cm" svg:height="1.27cm" svg:x="9.891cm" svg:y="12.431cm">
          <text:p text:style-name="P43"><text:span text:style-name="T21">“</text:span><text:span text:style-name="T13">FALSE/TRUE</text:span><text:span text:style-name="T21">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45" draw:layer="layout" svg:width="6.35cm" svg:height="1.27cm" svg:x="16.241cm" svg:y="12.431cm">
          <text:p text:style-name="P43"><text:span text:style-name="T21">Speculative Back Referen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8" draw:layer="layout" svg:width="6.35cm" svg:height="1.27cm" svg:x="3.54cm" svg:y="14.97cm">
          <text:p text:style-name="P17"><text:span text:style-name="T10">prev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47" draw:layer="layout" svg:width="6.35cm" svg:height="1.27cm" svg:x="9.89cm" svg:y="14.97cm">
          <text:p text:style-name="P46"><text:span text:style-name="T20">“</text:span><text:span text:style-name="T20">01c:6ebb7a45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45" draw:layer="layout" svg:width="6.35cm" svg:height="1.27cm" svg:x="16.24cm" svg:y="14.97cm">
          <text:p text:style-name="P43"><text:span text:style-name="T22">Hash of the previous back referen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8" draw:layer="layout" svg:width="6.35cm" svg:height="1.27cm" svg:x="3.541cm" svg:y="7.35cm">
          <text:p text:style-name="P17"><text:span text:style-name="T10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9" draw:layer="layout" svg:width="6.35cm" svg:height="1.27cm" svg:x="9.891cm" svg:y="7.35cm">
          <text:p text:style-name="P17"><text:span text:style-name="T10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20" draw:layer="layout" svg:width="6.35cm" svg:height="1.27cm" svg:x="16.241cm" svg:y="7.35cm">
          <text:p text:style-name="P17"><text:span text:style-name="T10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8" draw:layer="layout" svg:width="6.35cm" svg:height="1.27cm" svg:x="3.542cm" svg:y="7.351cm">
          <text:p text:style-name="P17"><text:span text:style-name="T10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9" draw:layer="layout" svg:width="6.35cm" svg:height="1.27cm" svg:x="9.892cm" svg:y="7.351cm">
          <text:p text:style-name="P17"><text:span text:style-name="T10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20" draw:layer="layout" svg:width="6.35cm" svg:height="1.27cm" svg:x="16.242cm" svg:y="7.351cm">
          <text:p text:style-name="P17"><text:span text:style-name="T10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8" draw:layer="layout" svg:width="6.35cm" svg:height="1.27cm" svg:x="3.542cm" svg:y="7.351cm">
          <text:p text:style-name="P17"><text:span text:style-name="T10">chunktyp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9" draw:layer="layout" svg:width="6.35cm" svg:height="1.27cm" svg:x="9.892cm" svg:y="7.351cm">
          <text:p text:style-name="P17"><text:span text:style-name="T3">“</text:span><text:span text:style-name="T3">BACKREFERENCE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20" draw:layer="layout" svg:width="6.35cm" svg:height="1.27cm" svg:x="16.242cm" svg:y="7.351cm">
          <text:p text:style-name="P17"><text:span text:style-name="T3">The name of this chunk typ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8" draw:layer="layout" svg:width="6.35cm" svg:height="1.27cm" svg:x="3.542cm" svg:y="8.62cm">
          <text:p text:style-name="P17"><text:span text:style-name="T10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9" draw:layer="layout" svg:width="6.35cm" svg:height="1.27cm" svg:x="9.892cm" svg:y="8.62cm">
          <text:p text:style-name="P17"><text:span text:style-name="T10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20" draw:layer="layout" svg:width="6.35cm" svg:height="1.27cm" svg:x="16.242cm" svg:y="8.62cm">
          <text:p text:style-name="P17"><text:span text:style-name="T10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8" draw:layer="layout" svg:width="6.35cm" svg:height="1.27cm" svg:x="3.543cm" svg:y="8.621cm">
          <text:p text:style-name="P17"><text:span text:style-name="T10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9" draw:layer="layout" svg:width="6.35cm" svg:height="1.27cm" svg:x="9.893cm" svg:y="8.621cm">
          <text:p text:style-name="P17"><text:span text:style-name="T10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20" draw:layer="layout" svg:width="6.35cm" svg:height="1.27cm" svg:x="16.243cm" svg:y="8.621cm">
          <text:p text:style-name="P17"><text:span text:style-name="T10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8" draw:layer="layout" svg:width="6.35cm" svg:height="1.27cm" svg:x="3.543cm" svg:y="8.621cm">
          <text:p text:style-name="P17"><text:span text:style-name="T10">vers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9" draw:layer="layout" svg:width="6.35cm" svg:height="1.27cm" svg:x="9.893cm" svg:y="8.621cm">
          <text:p text:style-name="P17"><text:span text:style-name="T12">“</text:span><text:span text:style-name="T12">0.1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20" draw:layer="layout" svg:width="6.35cm" svg:height="1.27cm" svg:x="16.243cm" svg:y="8.621cm">
          <text:p text:style-name="P17"><text:span text:style-name="T23">The version number of this backreference chun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6" draw:layer="layout" svg:width="2.54cm" svg:height="0.635cm" svg:x="23.352cm" svg:y="1.7cm">
          <text:p text:style-name="P5"><text:span text:style-name="T3">Page </text:span><text:span text:style-name="T3"><text:page-number>&lt;number&gt;</text:page-number></text:span>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5.24cm" svg:height="0.635cm" draw:transform="rotate (1.5707963267949) translate (1.127cm 16.367cm)">
          <text:p text:style-name="P9"><text:span text:style-name="T7">© 2022 Robert E. Novak, Sea2cloud</text:span>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custom-shape draw:style-name="gr7" draw:text-style-name="P14" draw:layer="layout" svg:width="19.05cm" svg:height="2.54cm" svg:x="3.54cm" svg:y="2.27cm">
          <text:p text:style-name="P1"><text:span text:style-name="T1">Chunk Metadata - CHUNKMETA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49" draw:layer="layout" svg:width="6.35cm" svg:height="1.27cm" svg:x="9.89cm" svg:y="9.89cm">
          <text:p text:style-name="P48"><text:span text:style-name="T21">“</text:span><text:span text:style-name="T13">UCT:20190707T182043</text:span><text:span text:style-name="T21">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50" draw:layer="layout" svg:width="6.35cm" svg:height="1.27cm" svg:x="16.24cm" svg:y="9.89cm">
          <text:p text:style-name="P7"><text:span text:style-name="T13">Most recent chunk access ti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51" draw:layer="layout" svg:width="6.35cm" svg:height="1.27cm" svg:x="9.89cm" svg:y="12.43cm">
          <text:p text:style-name="P3">“<text:span text:style-name="T7">01c:a730bfb9</text:span>”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50" draw:layer="layout" svg:width="6.35cm" svg:height="1.27cm" svg:x="16.24cm" svg:y="12.43cm">
          <text:p text:style-name="P7"><text:span text:style-name="T8">Hash to the chunk-affiliated metadata as of this ti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8" draw:layer="layout" svg:width="6.35cm" svg:height="1.27cm" svg:x="3.541cm" svg:y="6.081cm">
          <text:p text:style-name="P17"><text:span text:style-name="T10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9" draw:layer="layout" svg:width="6.35cm" svg:height="1.27cm" svg:x="9.891cm" svg:y="6.081cm">
          <text:p text:style-name="P17"><text:span text:style-name="T10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20" draw:layer="layout" svg:width="6.35cm" svg:height="1.27cm" svg:x="16.241cm" svg:y="6.081cm">
          <text:p text:style-name="P17"><text:span text:style-name="T10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8" draw:layer="layout" svg:width="6.35cm" svg:height="1.27cm" svg:x="3.542cm" svg:y="6.082cm">
          <text:p text:style-name="P17"><text:span text:style-name="T10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9" draw:layer="layout" svg:width="6.35cm" svg:height="1.27cm" svg:x="9.892cm" svg:y="6.082cm">
          <text:p text:style-name="P17"><text:span text:style-name="T10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20" draw:layer="layout" svg:width="6.35cm" svg:height="1.27cm" svg:x="16.242cm" svg:y="6.082cm">
          <text:p text:style-name="P17"><text:span text:style-name="T10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8" draw:layer="layout" svg:width="6.35cm" svg:height="1.27cm" svg:x="3.542cm" svg:y="6.082cm">
          <text:p text:style-name="P17"><text:span text:style-name="T10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9" draw:layer="layout" svg:width="6.35cm" svg:height="1.27cm" svg:x="9.892cm" svg:y="6.082cm">
          <text:p text:style-name="P17"><text:span text:style-name="T10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20" draw:layer="layout" svg:width="6.35cm" svg:height="1.27cm" svg:x="16.242cm" svg:y="6.082cm">
          <text:p text:style-name="P17"><text:span text:style-name="T10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8" draw:layer="layout" svg:width="6.35cm" svg:height="1.27cm" svg:x="3.54cm" svg:y="9.89cm">
          <text:p text:style-name="P17"><text:span text:style-name="T10">ati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8" draw:layer="layout" svg:width="6.35cm" svg:height="1.27cm" svg:x="3.54cm" svg:y="12.43cm">
          <text:p text:style-name="P17"><text:span text:style-name="T10">me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51" draw:layer="layout" svg:width="6.35cm" svg:height="1.27cm" svg:x="9.891cm" svg:y="11.161cm">
          <text:p text:style-name="P3">“<text:span text:style-name="T7">01c:a730bfb9</text:span>”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50" draw:layer="layout" svg:width="6.35cm" svg:height="1.27cm" svg:x="16.241cm" svg:y="11.161cm">
          <text:p text:style-name="P7"><text:span text:style-name="T23">Hash to the previous access ti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8" draw:layer="layout" svg:width="6.35cm" svg:height="1.27cm" svg:x="3.541cm" svg:y="11.161cm">
          <text:p text:style-name="P17"><text:span text:style-name="T10">nex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8" draw:layer="layout" svg:width="6.35cm" svg:height="1.27cm" svg:x="3.542cm" svg:y="7.351cm">
          <text:p text:style-name="P17"><text:span text:style-name="T10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9" draw:layer="layout" svg:width="6.35cm" svg:height="1.27cm" svg:x="9.892cm" svg:y="7.351cm">
          <text:p text:style-name="P17"><text:span text:style-name="T10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20" draw:layer="layout" svg:width="6.35cm" svg:height="1.27cm" svg:x="16.242cm" svg:y="7.351cm">
          <text:p text:style-name="P17"><text:span text:style-name="T10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8" draw:layer="layout" svg:width="6.35cm" svg:height="1.27cm" svg:x="3.543cm" svg:y="7.352cm">
          <text:p text:style-name="P17"><text:span text:style-name="T10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9" draw:layer="layout" svg:width="6.35cm" svg:height="1.27cm" svg:x="9.893cm" svg:y="7.352cm">
          <text:p text:style-name="P17"><text:span text:style-name="T10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20" draw:layer="layout" svg:width="6.35cm" svg:height="1.27cm" svg:x="16.243cm" svg:y="7.352cm">
          <text:p text:style-name="P17"><text:span text:style-name="T10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8" draw:layer="layout" svg:width="6.35cm" svg:height="1.27cm" svg:x="3.543cm" svg:y="7.352cm">
          <text:p text:style-name="P17"><text:span text:style-name="T10">chunktyp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9" draw:layer="layout" svg:width="6.35cm" svg:height="1.27cm" svg:x="9.893cm" svg:y="7.352cm">
          <text:p text:style-name="P17"><text:span text:style-name="T12">“</text:span><text:span text:style-name="T12">CHUNKMETA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20" draw:layer="layout" svg:width="6.35cm" svg:height="1.27cm" svg:x="16.243cm" svg:y="7.352cm">
          <text:p text:style-name="P17"><text:span text:style-name="T3">The name of this chunk typ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8" draw:layer="layout" svg:width="6.35cm" svg:height="1.27cm" svg:x="3.543cm" svg:y="8.62cm">
          <text:p text:style-name="P17"><text:span text:style-name="T10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9" draw:layer="layout" svg:width="6.35cm" svg:height="1.27cm" svg:x="9.893cm" svg:y="8.62cm">
          <text:p text:style-name="P17"><text:span text:style-name="T10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20" draw:layer="layout" svg:width="6.35cm" svg:height="1.27cm" svg:x="16.243cm" svg:y="8.62cm">
          <text:p text:style-name="P17"><text:span text:style-name="T10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8" draw:layer="layout" svg:width="6.35cm" svg:height="1.27cm" svg:x="3.544cm" svg:y="8.621cm">
          <text:p text:style-name="P17"><text:span text:style-name="T10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9" draw:layer="layout" svg:width="6.35cm" svg:height="1.27cm" svg:x="9.894cm" svg:y="8.621cm">
          <text:p text:style-name="P17"><text:span text:style-name="T10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20" draw:layer="layout" svg:width="6.35cm" svg:height="1.27cm" svg:x="16.244cm" svg:y="8.621cm">
          <text:p text:style-name="P17"><text:span text:style-name="T10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8" draw:layer="layout" svg:width="6.35cm" svg:height="1.27cm" svg:x="3.544cm" svg:y="8.621cm">
          <text:p text:style-name="P17"><text:span text:style-name="T10">vers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9" draw:layer="layout" svg:width="6.35cm" svg:height="1.27cm" svg:x="9.894cm" svg:y="8.621cm">
          <text:p text:style-name="P17"><text:span text:style-name="T12">“</text:span><text:span text:style-name="T12">0.1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20" draw:layer="layout" svg:width="6.35cm" svg:height="1.27cm" svg:x="16.244cm" svg:y="8.621cm">
          <text:p text:style-name="P17"><text:span text:style-name="T13"><text:s/></text:span><text:span text:style-name="T13">The version number of this chunkmeta chun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6" draw:layer="layout" svg:width="2.54cm" svg:height="0.635cm" svg:x="23.352cm" svg:y="1.7cm">
          <text:p text:style-name="P5"><text:span text:style-name="T3">Page </text:span><text:span text:style-name="T3"><text:page-number>&lt;number&gt;</text:page-number></text:span>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5.24cm" svg:height="0.635cm" draw:transform="rotate (1.5707963267949) translate (1.127cm 16.367cm)">
          <text:p text:style-name="P9"><text:span text:style-name="T7">© 2022 Robert E. Novak, Sea2cloud</text:span></text:p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Default">
        <draw:custom-shape draw:style-name="gr7" draw:text-style-name="P14" draw:layer="layout" svg:width="19.05cm" svg:height="2.54cm" svg:x="3.54cm" svg:y="2.27cm">
          <text:p text:style-name="P1"><text:span text:style-name="T1">Chunk access Metadata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51" draw:layer="layout" svg:width="6.35cm" svg:height="1.27cm" svg:x="9.89cm" svg:y="11.16cm">
          <text:p text:style-name="P3"><text:span text:style-name="T24">“</text:span><text:span text:style-name="T23">UCT:20190707T82043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50" draw:layer="layout" svg:width="6.35cm" svg:height="1.27cm" svg:x="16.24cm" svg:y="11.16cm">
          <text:p text:style-name="P7"><text:span text:style-name="T13">Most recent access time for the chun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51" draw:layer="layout" svg:width="6.35cm" svg:height="1.27cm" svg:x="9.89cm" svg:y="9.89cm">
          <text:p text:style-name="P3">“<text:span text:style-name="T7">01c:0b78b3f2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50" draw:layer="layout" svg:width="6.35cm" svg:height="1.27cm" svg:x="16.24cm" svg:y="9.89cm">
          <text:p text:style-name="P7"><text:span text:style-name="T8">Hash of the previous access time record for the chun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8" draw:layer="layout" svg:width="6.35cm" svg:height="1.27cm" svg:x="3.542cm" svg:y="6.082cm">
          <text:p text:style-name="P17"><text:span text:style-name="T10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9" draw:layer="layout" svg:width="6.35cm" svg:height="1.27cm" svg:x="9.892cm" svg:y="6.082cm">
          <text:p text:style-name="P17"><text:span text:style-name="T10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20" draw:layer="layout" svg:width="6.35cm" svg:height="1.27cm" svg:x="16.242cm" svg:y="6.082cm">
          <text:p text:style-name="P17"><text:span text:style-name="T10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8" draw:layer="layout" svg:width="6.35cm" svg:height="1.27cm" svg:x="3.543cm" svg:y="6.083cm">
          <text:p text:style-name="P17"><text:span text:style-name="T10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9" draw:layer="layout" svg:width="6.35cm" svg:height="1.27cm" svg:x="9.893cm" svg:y="6.083cm">
          <text:p text:style-name="P17"><text:span text:style-name="T10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20" draw:layer="layout" svg:width="6.35cm" svg:height="1.27cm" svg:x="16.243cm" svg:y="6.083cm">
          <text:p text:style-name="P17"><text:span text:style-name="T10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8" draw:layer="layout" svg:width="6.35cm" svg:height="1.27cm" svg:x="3.543cm" svg:y="6.083cm">
          <text:p text:style-name="P17"><text:span text:style-name="T10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9" draw:layer="layout" svg:width="6.35cm" svg:height="1.27cm" svg:x="9.893cm" svg:y="6.083cm">
          <text:p text:style-name="P17"><text:span text:style-name="T10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20" draw:layer="layout" svg:width="6.35cm" svg:height="1.27cm" svg:x="16.243cm" svg:y="6.083cm">
          <text:p text:style-name="P17"><text:span text:style-name="T10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53" draw:layer="layout" svg:width="6.35cm" svg:height="1.27cm" svg:x="3.54cm" svg:y="9.89cm">
          <text:p text:style-name="P52"><text:span text:style-name="T25">prev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53" draw:layer="layout" svg:width="6.35cm" svg:height="1.27cm" svg:x="3.54cm" svg:y="11.16cm">
          <text:p text:style-name="P52"><text:span text:style-name="T25">ati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53" draw:layer="layout" svg:width="6.35cm" svg:height="1.27cm" svg:x="3.54cm" svg:y="14.97cm">
          <text:p text:style-name="P52"><text:span text:style-name="T25">per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32" draw:layer="layout" svg:width="6.35cm" svg:height="1.27cm" svg:x="9.89cm" svg:y="14.97cm">
          <text:p text:style-name="P31"><text:span text:style-name="T17">“</text:span><text:span text:style-name="T18">SGRWXRWXRWX</text:span><text:span text:style-name="T17">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4" draw:layer="layout" svg:width="6.35cm" svg:height="1.27cm" svg:x="16.24cm" svg:y="14.97cm">
          <text:p text:style-name="P33"><text:span text:style-name="T26">Set UserID, Set GroupID, Owner, Group, World RWX Permissio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55" draw:layer="layout" svg:width="6.35cm" svg:height="1.27cm" svg:x="3.54cm" svg:y="12.43cm">
          <text:p text:style-name="P54"><text:span text:style-name="T27">owneri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30" draw:layer="layout" svg:width="6.35cm" svg:height="1.27cm" svg:x="9.89cm" svg:y="12.43cm">
          <text:p text:style-name="P29"><text:span text:style-name="T10">“</text:span><text:span text:style-name="T10">integer</text:span><text:span text:style-name="T14">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24" draw:layer="layout" svg:width="6.35cm" svg:height="1.27cm" svg:x="16.24cm" svg:y="12.43cm">
          <text:p text:style-name="P23"><text:span text:style-name="T6">Owner UserID# typically &gt; 2000 for unprivileged us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55" draw:layer="layout" svg:width="6.35cm" svg:height="1.27cm" svg:x="3.54cm" svg:y="13.7cm">
          <text:p text:style-name="P54"><text:span text:style-name="T27">groupi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30" draw:layer="layout" svg:width="6.35cm" svg:height="1.27cm" svg:x="9.89cm" svg:y="13.7cm">
          <text:p text:style-name="P29"><text:span text:style-name="T14">“</text:span><text:span text:style-name="T10">integer</text:span><text:span text:style-name="T14">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24" draw:layer="layout" svg:width="6.35cm" svg:height="1.27cm" svg:x="16.24cm" svg:y="13.7cm">
          <text:p text:style-name="P23"><text:span text:style-name="T6">Owner GroupID# typically &gt; 2000 for unprivileged us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8" draw:layer="layout" svg:width="6.35cm" svg:height="1.27cm" svg:x="3.543cm" svg:y="7.352cm">
          <text:p text:style-name="P17"><text:span text:style-name="T10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9" draw:layer="layout" svg:width="6.35cm" svg:height="1.27cm" svg:x="9.893cm" svg:y="7.352cm">
          <text:p text:style-name="P17"><text:span text:style-name="T10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20" draw:layer="layout" svg:width="6.35cm" svg:height="1.27cm" svg:x="16.243cm" svg:y="7.352cm">
          <text:p text:style-name="P17"><text:span text:style-name="T10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8" draw:layer="layout" svg:width="6.35cm" svg:height="1.27cm" svg:x="3.544cm" svg:y="7.353cm">
          <text:p text:style-name="P17"><text:span text:style-name="T10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9" draw:layer="layout" svg:width="6.35cm" svg:height="1.27cm" svg:x="9.894cm" svg:y="7.353cm">
          <text:p text:style-name="P17"><text:span text:style-name="T10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20" draw:layer="layout" svg:width="6.35cm" svg:height="1.27cm" svg:x="16.244cm" svg:y="7.353cm">
          <text:p text:style-name="P17"><text:span text:style-name="T10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8" draw:layer="layout" svg:width="6.35cm" svg:height="1.27cm" svg:x="3.544cm" svg:y="7.353cm">
          <text:p text:style-name="P17"><text:span text:style-name="T10">chunktyp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9" draw:layer="layout" svg:width="6.35cm" svg:height="1.27cm" svg:x="9.894cm" svg:y="7.353cm">
          <text:p text:style-name="P17"><text:span text:style-name="T12">“</text:span><text:span text:style-name="T12">CHUNKACC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20" draw:layer="layout" svg:width="6.35cm" svg:height="1.27cm" svg:x="16.244cm" svg:y="7.353cm">
          <text:p text:style-name="P17"><text:span text:style-name="T3">The name of this chunk typ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8" draw:layer="layout" svg:width="6.35cm" svg:height="1.27cm" svg:x="3.544cm" svg:y="8.62cm">
          <text:p text:style-name="P17"><text:span text:style-name="T10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9" draw:layer="layout" svg:width="6.35cm" svg:height="1.27cm" svg:x="9.894cm" svg:y="8.62cm">
          <text:p text:style-name="P17"><text:span text:style-name="T10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20" draw:layer="layout" svg:width="6.35cm" svg:height="1.27cm" svg:x="16.244cm" svg:y="8.62cm">
          <text:p text:style-name="P17"><text:span text:style-name="T10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8" draw:layer="layout" svg:width="6.35cm" svg:height="1.27cm" svg:x="3.545cm" svg:y="8.621cm">
          <text:p text:style-name="P17"><text:span text:style-name="T10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9" draw:layer="layout" svg:width="6.35cm" svg:height="1.27cm" svg:x="9.895cm" svg:y="8.621cm">
          <text:p text:style-name="P17"><text:span text:style-name="T10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20" draw:layer="layout" svg:width="6.35cm" svg:height="1.27cm" svg:x="16.245cm" svg:y="8.621cm">
          <text:p text:style-name="P17"><text:span text:style-name="T10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8" draw:layer="layout" svg:width="6.35cm" svg:height="1.27cm" svg:x="3.545cm" svg:y="8.621cm">
          <text:p text:style-name="P17"><text:span text:style-name="T10">vers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9" draw:layer="layout" svg:width="6.35cm" svg:height="1.27cm" svg:x="9.895cm" svg:y="8.621cm">
          <text:p text:style-name="P17"><text:span text:style-name="T12">“</text:span><text:span text:style-name="T12">0.1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20" draw:layer="layout" svg:width="6.35cm" svg:height="1.27cm" svg:x="16.245cm" svg:y="8.621cm">
          <text:p text:style-name="P17"><text:span text:style-name="T19">The version number of the chunkacc chun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6" draw:layer="layout" svg:width="2.54cm" svg:height="0.635cm" svg:x="23.352cm" svg:y="1.7cm">
          <text:p text:style-name="P5"><text:span text:style-name="T3">Page </text:span><text:span text:style-name="T3"><text:page-number>&lt;number&gt;</text:page-number></text:span>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5.24cm" svg:height="0.635cm" draw:transform="rotate (1.5707963267949) translate (1.127cm 16.367cm)">
          <text:p text:style-name="P9"><text:span text:style-name="T7">© 2022 Robert E. Novak, Sea2cloud</text:span></text:p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Default">
        <draw:custom-shape draw:style-name="gr10" draw:text-style-name="P56" draw:layer="layout" svg:width="6.35cm" svg:height="1.27cm" svg:x="9.89cm" svg:y="9.887cm">
          <text:p text:style-name="P7"><text:span text:style-name="T7">“</text:span><text:span text:style-name="T7">01c:7030be4f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50" draw:layer="layout" svg:width="6.35cm" svg:height="1.27cm" svg:x="16.24cm" svg:y="9.887cm">
          <text:p text:style-name="P7"><text:span text:style-name="T19">The hash of the back reference chai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51" draw:layer="layout" svg:width="6.35cm" svg:height="1.27cm" svg:x="9.89cm" svg:y="11.157cm">
          <text:p text:style-name="P3">“<text:span text:style-name="T7">integer</text:span><text:span text:style-name="T28">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50" draw:layer="layout" svg:width="6.35cm" svg:height="1.27cm" svg:x="16.24cm" svg:y="11.157cm">
          <text:p text:style-name="P7"><text:span text:style-name="T3">The length (in bytes) of the objec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56" draw:layer="layout" svg:width="6.35cm" svg:height="1.27cm" svg:x="9.89cm" svg:y="8.617cm">
          <text:p text:style-name="P7"><text:span text:style-name="T7">“</text:span><text:span text:style-name="T7">01c:1cf0f4ae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50" draw:layer="layout" svg:width="6.35cm" svg:height="1.27cm" svg:x="16.24cm" svg:y="8.617cm">
          <text:p text:style-name="P7"><text:span text:style-name="T3">The hash of the previous Manifes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51" draw:layer="layout" svg:width="6.35cm" svg:height="1.27cm" svg:x="9.89cm" svg:y="13.697cm">
          <text:p text:style-name="P3">“<text:span text:style-name="T7">01c:202f8ad3</text:span>”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57" draw:layer="layout" svg:width="6.35cm" svg:height="1.27cm" svg:x="16.24cm" svg:y="13.697cm">
          <text:p text:style-name="P3"><text:span text:style-name="T29">The hash of the first chunk of the objec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51" draw:layer="layout" svg:width="6.35cm" svg:height="1.27cm" svg:x="9.89cm" svg:y="14.967cm">
          <text:p text:style-name="P3">“<text:span text:style-name="T7">integer</text:span>”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24" draw:layer="layout" svg:width="6.35cm" svg:height="1.27cm" svg:x="16.24cm" svg:y="14.967cm">
          <text:p text:style-name="P23"><text:span text:style-name="T30">The offset of the first chunk (may “be non-zero for sparse data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51" draw:layer="layout" svg:width="6.35cm" svg:height="1.27cm" svg:x="9.89cm" svg:y="17.507cm">
          <text:p text:style-name="P3">“<text:span text:style-name="T7">01c:16adb60a</text:span>”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50" draw:layer="layout" svg:width="6.35cm" svg:height="1.27cm" svg:x="16.24cm" svg:y="17.507cm">
          <text:p text:style-name="P7"><text:span text:style-name="T13">The hash of the eighth chunk of the objec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51" draw:layer="layout" svg:width="6.35cm" svg:height="1.27cm" svg:x="9.89cm" svg:y="18.777cm">
          <text:p text:style-name="P3">“<text:span text:style-name="T7">integer</text:span>”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50" draw:layer="layout" svg:width="6.35cm" svg:height="1.27cm" svg:x="16.24cm" svg:y="18.777cm">
          <text:p text:style-name="P7"><text:span text:style-name="T3">The offset of the eighth chun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g>
          <draw:custom-shape draw:style-name="gr29" draw:text-style-name="P9" draw:layer="layout" svg:width="0.254cm" svg:height="0.254cm" svg:x="13.065cm" svg:y="16.3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9" draw:layer="layout" svg:width="0.254cm" svg:height="0.254cm" svg:x="13.065cm" svg:y="16.7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9" draw:layer="layout" svg:width="0.254cm" svg:height="0.254cm" svg:x="13.065cm" svg:y="17.126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7" draw:text-style-name="P14" draw:layer="layout" svg:width="19.05cm" svg:height="2.54cm" svg:x="3.54cm" svg:y="1.635cm">
          <text:p text:style-name="P1"><text:span text:style-name="T1">MANIFES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0" draw:text-style-name="P49" draw:layer="layout" svg:width="6.35cm" svg:height="1.27cm" svg:x="9.89cm" svg:y="12.427cm">
          <text:p text:style-name="P48"><text:span text:style-name="T24">“</text:span><text:span text:style-name="T23">UCT:20190707T82043</text:span><text:span text:style-name="T24">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58" draw:layer="layout" svg:width="6.35cm" svg:height="1.27cm" svg:x="16.24cm" svg:y="12.427cm">
          <text:p text:style-name="P12"><text:span text:style-name="T13">The Creation Time of the Objec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8" draw:layer="layout" svg:width="6.35cm" svg:height="1.27cm" svg:x="3.543cm" svg:y="4.81cm">
          <text:p text:style-name="P17"><text:span text:style-name="T10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9" draw:layer="layout" svg:width="6.35cm" svg:height="1.27cm" svg:x="9.893cm" svg:y="4.81cm">
          <text:p text:style-name="P17"><text:span text:style-name="T10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20" draw:layer="layout" svg:width="6.35cm" svg:height="1.27cm" svg:x="16.243cm" svg:y="4.81cm">
          <text:p text:style-name="P17"><text:span text:style-name="T10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8" draw:layer="layout" svg:width="6.35cm" svg:height="1.27cm" svg:x="3.544cm" svg:y="4.811cm">
          <text:p text:style-name="P17"><text:span text:style-name="T10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9" draw:layer="layout" svg:width="6.35cm" svg:height="1.27cm" svg:x="9.894cm" svg:y="4.811cm">
          <text:p text:style-name="P17"><text:span text:style-name="T10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20" draw:layer="layout" svg:width="6.35cm" svg:height="1.27cm" svg:x="16.244cm" svg:y="4.811cm">
          <text:p text:style-name="P17"><text:span text:style-name="T10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8" draw:layer="layout" svg:width="6.35cm" svg:height="1.27cm" svg:x="3.544cm" svg:y="4.811cm">
          <text:p text:style-name="P17"><text:span text:style-name="T10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9" draw:layer="layout" svg:width="6.35cm" svg:height="1.27cm" svg:x="9.894cm" svg:y="4.811cm">
          <text:p text:style-name="P17"><text:span text:style-name="T10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20" draw:layer="layout" svg:width="6.35cm" svg:height="1.27cm" svg:x="16.244cm" svg:y="4.811cm">
          <text:p text:style-name="P17"><text:span text:style-name="T10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8" draw:layer="layout" svg:width="6.35cm" svg:height="1.27cm" svg:x="3.54cm" svg:y="8.617cm">
          <text:p text:style-name="P17"><text:span text:style-name="T10">prevman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8" draw:layer="layout" svg:width="6.35cm" svg:height="1.27cm" svg:x="3.54cm" svg:y="9.887cm">
          <text:p text:style-name="P17"><text:span text:style-name="T10">bac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8" draw:layer="layout" svg:width="6.35cm" svg:height="1.27cm" svg:x="3.54cm" svg:y="11.157cm">
          <text:p text:style-name="P17"><text:span text:style-name="T10">objle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8" draw:layer="layout" svg:width="6.35cm" svg:height="1.27cm" svg:x="3.54cm" svg:y="12.427cm">
          <text:p text:style-name="P17"><text:span text:style-name="T10">cti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8" draw:layer="layout" svg:width="6.35cm" svg:height="1.27cm" svg:x="3.54cm" svg:y="13.697cm">
          <text:p text:style-name="P17"><text:span text:style-name="T10">hash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8" draw:layer="layout" svg:width="6.35cm" svg:height="1.27cm" svg:x="3.54cm" svg:y="14.967cm">
          <text:p text:style-name="P17"><text:span text:style-name="T10">off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8" draw:layer="layout" svg:width="6.35cm" svg:height="1.27cm" svg:x="3.54cm" svg:y="17.507cm">
          <text:p text:style-name="P17"><text:span text:style-name="T10">hash7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8" draw:layer="layout" svg:width="6.35cm" svg:height="1.27cm" svg:x="3.541cm" svg:y="18.777cm">
          <text:p text:style-name="P17"><text:span text:style-name="T10">off7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8" draw:layer="layout" svg:width="6.35cm" svg:height="1.27cm" svg:x="3.544cm" svg:y="6.08cm">
          <text:p text:style-name="P17"><text:span text:style-name="T10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9" draw:layer="layout" svg:width="6.35cm" svg:height="1.27cm" svg:x="9.894cm" svg:y="6.08cm">
          <text:p text:style-name="P17"><text:span text:style-name="T10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20" draw:layer="layout" svg:width="6.35cm" svg:height="1.27cm" svg:x="16.244cm" svg:y="6.08cm">
          <text:p text:style-name="P17"><text:span text:style-name="T10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8" draw:layer="layout" svg:width="6.35cm" svg:height="1.27cm" svg:x="3.545cm" svg:y="6.081cm">
          <text:p text:style-name="P17"><text:span text:style-name="T10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9" draw:layer="layout" svg:width="6.35cm" svg:height="1.27cm" svg:x="9.895cm" svg:y="6.081cm">
          <text:p text:style-name="P17"><text:span text:style-name="T10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20" draw:layer="layout" svg:width="6.35cm" svg:height="1.27cm" svg:x="16.245cm" svg:y="6.081cm">
          <text:p text:style-name="P17"><text:span text:style-name="T10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8" draw:layer="layout" svg:width="6.35cm" svg:height="1.27cm" svg:x="3.545cm" svg:y="6.081cm">
          <text:p text:style-name="P17"><text:span text:style-name="T10">chunktyp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9" draw:layer="layout" svg:width="6.35cm" svg:height="1.27cm" svg:x="9.895cm" svg:y="6.081cm">
          <text:p text:style-name="P17"><text:span text:style-name="T12">“</text:span><text:span text:style-name="T12">MANIFEST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20" draw:layer="layout" svg:width="6.35cm" svg:height="1.27cm" svg:x="16.245cm" svg:y="6.081cm">
          <text:p text:style-name="P17"><text:span text:style-name="T3">The name of this chunk typ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8" draw:layer="layout" svg:width="6.35cm" svg:height="1.27cm" svg:x="3.545cm" svg:y="7.347cm">
          <text:p text:style-name="P17"><text:span text:style-name="T10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9" draw:layer="layout" svg:width="6.35cm" svg:height="1.27cm" svg:x="9.895cm" svg:y="7.347cm">
          <text:p text:style-name="P17"><text:span text:style-name="T10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20" draw:layer="layout" svg:width="6.35cm" svg:height="1.27cm" svg:x="16.245cm" svg:y="7.347cm">
          <text:p text:style-name="P17"><text:span text:style-name="T10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8" draw:layer="layout" svg:width="6.35cm" svg:height="1.27cm" svg:x="3.546cm" svg:y="7.348cm">
          <text:p text:style-name="P17"><text:span text:style-name="T10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9" draw:layer="layout" svg:width="6.35cm" svg:height="1.27cm" svg:x="9.896cm" svg:y="7.348cm">
          <text:p text:style-name="P17"><text:span text:style-name="T10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20" draw:layer="layout" svg:width="6.35cm" svg:height="1.27cm" svg:x="16.246cm" svg:y="7.348cm">
          <text:p text:style-name="P17"><text:span text:style-name="T10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8" draw:layer="layout" svg:width="6.35cm" svg:height="1.27cm" svg:x="3.546cm" svg:y="7.348cm">
          <text:p text:style-name="P17"><text:span text:style-name="T10">vers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9" draw:layer="layout" svg:width="6.35cm" svg:height="1.27cm" svg:x="9.896cm" svg:y="7.348cm">
          <text:p text:style-name="P17"><text:span text:style-name="T12">“</text:span><text:span text:style-name="T12">0.1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20" draw:layer="layout" svg:width="6.35cm" svg:height="1.27cm" svg:x="16.246cm" svg:y="7.348cm">
          <text:p text:style-name="P17"><text:span text:style-name="T13">The version number of this MANIFEST chun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6" draw:layer="layout" svg:width="2.54cm" svg:height="0.635cm" svg:x="23.352cm" svg:y="1.635cm">
          <text:p text:style-name="P5"><text:span text:style-name="T3">Page </text:span><text:span text:style-name="T3"><text:page-number>&lt;number&gt;</text:page-number></text:span>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5.24cm" svg:height="0.635cm" draw:transform="rotate (1.5707963267949) translate (1.127cm 16.367cm)">
          <text:p text:style-name="P9"><text:span text:style-name="T7">© 2022 Robert E. Novak, Sea2cloud</text:span></text:p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Default">
        <draw:frame draw:style-name="gr31" draw:text-style-name="P59" draw:layer="layout" svg:width="2.032cm" svg:height="0.962cm" svg:x="2.524cm" svg:y="2.68cm">
          <draw:text-box>
            <text:p><text:span text:style-name="T31">Hash</text:span></text:p>
          </draw:text-box>
        </draw:frame>
        <draw:frame draw:style-name="gr32" draw:text-style-name="P59" draw:layer="layout" svg:width="1.905cm" svg:height="0.962cm" svg:x="6.334cm" svg:y="2.68cm">
          <draw:text-box>
            <text:p><text:span text:style-name="T31">Type</text:span></text:p>
          </draw:text-box>
        </draw:frame>
        <draw:g>
          <draw:custom-shape draw:style-name="gr33" draw:text-style-name="P51" draw:layer="layout" svg:width="5.461cm" svg:height="1.143cm" svg:x="11.16cm" svg:y="2.016cm">
            <text:p text:style-name="P3">beef0100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4" draw:text-style-name="P60" draw:layer="layout" svg:width="5.461cm" svg:height="1.143cm" svg:x="16.621cm" svg:y="2.016cm">
            <text:p text:style-name="P3"><text:span text:style-name="T2">The hash of the previous Manifes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3" draw:text-style-name="P51" draw:layer="layout" svg:width="5.461cm" svg:height="1.143cm" svg:x="11.16cm" svg:y="3.159cm">
            <text:p text:style-name="P3">01c:7030be4f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4" draw:text-style-name="P60" draw:layer="layout" svg:width="5.461cm" svg:height="1.143cm" svg:x="16.621cm" svg:y="3.159cm">
            <text:p text:style-name="P3"><text:span text:style-name="T29">The hash of the back reference chain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3" draw:text-style-name="P51" draw:layer="layout" svg:width="5.461cm" svg:height="1.143cm" svg:x="11.16cm" svg:y="4.302cm">
            <text:p text:style-name="P3">01c:b82f730c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4" draw:text-style-name="P60" draw:layer="layout" svg:width="5.461cm" svg:height="1.143cm" svg:x="16.621cm" svg:y="4.302cm">
            <text:p text:style-name="P3"><text:span text:style-name="T2">The version # of the objec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3" draw:text-style-name="P51" draw:layer="layout" svg:width="5.461cm" svg:height="1.143cm" svg:x="11.16cm" svg:y="5.445cm">
            <text:p text:style-name="P3">01c:1cf0f4ae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4" draw:text-style-name="P60" draw:layer="layout" svg:width="5.461cm" svg:height="1.143cm" svg:x="16.621cm" svg:y="5.445cm">
            <text:p text:style-name="P3"><text:span text:style-name="T2">The hash of the previous Manifes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3" draw:text-style-name="P51" draw:layer="layout" svg:width="5.461cm" svg:height="1.143cm" svg:x="11.16cm" svg:y="6.588cm">
            <text:p text:style-name="P3">XX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4" draw:text-style-name="P60" draw:layer="layout" svg:width="5.461cm" svg:height="1.143cm" svg:x="16.621cm" svg:y="6.588cm">
            <text:p text:style-name="P3"><text:span text:style-name="T32">The major version number of the manifest forma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3" draw:text-style-name="P51" draw:layer="layout" svg:width="5.461cm" svg:height="1.143cm" svg:x="11.16cm" svg:y="7.731cm">
            <text:p text:style-name="P3">YY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4" draw:text-style-name="P61" draw:layer="layout" svg:width="5.461cm" svg:height="1.143cm" svg:x="16.621cm" svg:y="7.731cm">
            <text:p text:style-name="P48"><text:span text:style-name="T32">The minor version number of the manifest forma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3" draw:text-style-name="P51" draw:layer="layout" svg:width="5.461cm" svg:height="1.143cm" svg:x="11.16cm" svg:y="8.874cm">
            <text:p text:style-name="P3">107f8b0f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4" draw:text-style-name="P60" draw:layer="layout" svg:width="5.461cm" svg:height="1.143cm" svg:x="16.621cm" svg:y="8.874cm">
            <text:p text:style-name="P3"><text:span text:style-name="T2">The length of the objec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3" draw:text-style-name="P51" draw:layer="layout" svg:width="5.461cm" svg:height="1.143cm" svg:x="11.16cm" svg:y="11.16cm">
            <text:p text:style-name="P3">cf000001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4" draw:text-style-name="P60" draw:layer="layout" svg:width="5.461cm" svg:height="1.143cm" svg:x="16.621cm" svg:y="11.16cm">
            <text:p text:style-name="P3"><text:span text:style-name="T29">The hash of the first chunk of the objec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3" draw:text-style-name="P51" draw:layer="layout" svg:width="5.461cm" svg:height="1.143cm" svg:x="11.16cm" svg:y="2.042cm">
            <text:p text:style-name="P3">01c:1cf0f4ae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4" draw:text-style-name="P60" draw:layer="layout" svg:width="5.461cm" svg:height="1.143cm" svg:x="16.621cm" svg:y="2.042cm">
            <text:p text:style-name="P3"><text:span text:style-name="T2">The hash of the previous Manifes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3" draw:text-style-name="P51" draw:layer="layout" svg:width="5.461cm" svg:height="1.143cm" svg:x="11.16cm" svg:y="12.303cm">
            <text:p text:style-name="P3">a1a00001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4" draw:text-style-name="P60" draw:layer="layout" svg:width="5.461cm" svg:height="1.143cm" svg:x="16.621cm" svg:y="12.303cm">
            <text:p text:style-name="P3"><text:span text:style-name="T2">The length of the first chunk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3" draw:text-style-name="P51" draw:layer="layout" svg:width="5.461cm" svg:height="1.143cm" svg:x="11.16cm" svg:y="11.16cm">
            <text:p text:style-name="P3">01c:202f8ad3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4" draw:text-style-name="P60" draw:layer="layout" svg:width="5.461cm" svg:height="1.143cm" svg:x="16.621cm" svg:y="11.16cm">
            <text:p text:style-name="P3"><text:span text:style-name="T29">The hash of the first chunk of the objec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3" draw:text-style-name="P51" draw:layer="layout" svg:width="5.461cm" svg:height="1.143cm" svg:x="11.16cm" svg:y="12.303cm">
            <text:p text:style-name="P3">da98fea7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4" draw:text-style-name="P60" draw:layer="layout" svg:width="5.461cm" svg:height="1.143cm" svg:x="16.621cm" svg:y="12.303cm">
            <text:p text:style-name="P3"><text:span text:style-name="T2">The offset of the first chunk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3" draw:text-style-name="P51" draw:layer="layout" svg:width="5.461cm" svg:height="1.143cm" svg:x="11.16cm" svg:y="13.446cm">
            <text:p text:style-name="P3">01c:16746cb5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4" draw:text-style-name="P60" draw:layer="layout" svg:width="5.461cm" svg:height="1.143cm" svg:x="16.621cm" svg:y="13.446cm">
            <text:p text:style-name="P3"><text:span text:style-name="T24">The hash of the second chunk of the objec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3" draw:text-style-name="P51" draw:layer="layout" svg:width="5.461cm" svg:height="1.143cm" svg:x="11.16cm" svg:y="14.589cm">
            <text:p text:style-name="P3">34835f97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4" draw:text-style-name="P60" draw:layer="layout" svg:width="5.461cm" svg:height="1.143cm" svg:x="16.621cm" svg:y="14.589cm">
            <text:p text:style-name="P3"><text:span text:style-name="T2">The offset of the second chunk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3" draw:text-style-name="P51" draw:layer="layout" svg:width="5.461cm" svg:height="1.143cm" svg:x="11.16cm" svg:y="18.018cm">
            <text:p text:style-name="P3">01c:16adb60a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4" draw:text-style-name="P60" draw:layer="layout" svg:width="5.461cm" svg:height="1.143cm" svg:x="16.621cm" svg:y="18.018cm">
            <text:p text:style-name="P3"><text:span text:style-name="T4">The hash of the eighth chunk of the objec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3" draw:text-style-name="P51" draw:layer="layout" svg:width="5.461cm" svg:height="1.143cm" svg:x="11.16cm" svg:y="19.161cm">
            <text:p text:style-name="P3">6c351cd2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4" draw:text-style-name="P60" draw:layer="layout" svg:width="5.461cm" svg:height="1.143cm" svg:x="16.621cm" svg:y="19.161cm">
            <text:p text:style-name="P3"><text:span text:style-name="T2">The offset of the eighth chunk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ustom-shape draw:style-name="gr29" draw:text-style-name="P9" draw:layer="layout" svg:width="0.254cm" svg:height="0.254cm" svg:x="16.494cm" svg:y="16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9" draw:layer="layout" svg:width="0.254cm" svg:height="0.254cm" svg:x="16.494cm" svg:y="16.6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9" draw:layer="layout" svg:width="0.254cm" svg:height="0.254cm" svg:x="16.494cm" svg:y="17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63" draw:layer="layout" svg:width="7.366cm" svg:height="0.762cm" svg:x="12.557cm" svg:y="1.127cm">
          <text:p text:style-name="P62"><text:span text:style-name="T33">MANIFES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6" draw:text-style-name="P65" draw:layer="layout" svg:width="4.064cm" svg:height="1.27cm" svg:x="2.27cm" svg:y="3.54cm">
          <text:p text:style-name="P64"><text:span text:style-name="T2">01c:badc0ff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7" draw:text-style-name="P66" draw:layer="layout" svg:width="2.032cm" svg:height="1.27cm" svg:x="6.334cm" svg:y="3.54cm">
          <text:p text:style-name="P64"><text:span text:style-name="T2">CHI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6" draw:text-style-name="P65" draw:layer="layout" svg:width="4.064cm" svg:height="1.27cm" svg:x="2.27cm" svg:y="4.81cm">
          <text:p text:style-name="P64"><text:span text:style-name="T2">01c:f00dcoff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7" draw:text-style-name="P66" draw:layer="layout" svg:width="2.032cm" svg:height="1.27cm" svg:x="6.334cm" svg:y="4.81cm">
          <text:p text:style-name="P64"><text:span text:style-name="T2">MHI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6" draw:text-style-name="P65" draw:layer="layout" svg:width="4.064cm" svg:height="1.27cm" svg:x="2.27cm" svg:y="6.08cm">
          <text:p text:style-name="P64"><text:span text:style-name="T2">01c:b01dfa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7" draw:text-style-name="P66" draw:layer="layout" svg:width="2.032cm" svg:height="1.27cm" svg:x="6.334cm" svg:y="6.08cm">
          <text:p text:style-name="P64"><text:span text:style-name="T2">NHI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8" draw:text-style-name="P67" draw:layer="layout" svg:width="4.064cm" svg:height="1.27cm" svg:x="2.27cm" svg:y="7.3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9" draw:text-style-name="P68" draw:layer="layout" svg:width="2.032cm" svg:height="1.27cm" svg:x="6.334cm" svg:y="7.3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8" draw:text-style-name="P67" draw:layer="layout" svg:width="4.064cm" svg:height="1.27cm" svg:x="2.27cm" svg:y="8.6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9" draw:text-style-name="P68" draw:layer="layout" svg:width="2.032cm" svg:height="1.27cm" svg:x="6.334cm" svg:y="8.6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8" draw:text-style-name="P67" draw:layer="layout" svg:width="4.064cm" svg:height="1.27cm" svg:x="2.27cm" svg:y="9.8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9" draw:text-style-name="P68" draw:layer="layout" svg:width="2.032cm" svg:height="1.27cm" svg:x="6.334cm" svg:y="9.8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g>
          <draw:custom-shape draw:style-name="gr33" draw:text-style-name="P51" draw:layer="layout" svg:width="5.461cm" svg:height="1.143cm" svg:x="11.16cm" svg:y="10.017cm">
            <text:p text:style-name="P3">01c:3e477571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4" draw:text-style-name="P60" draw:layer="layout" svg:width="5.461cm" svg:height="1.143cm" svg:x="16.621cm" svg:y="10.017cm">
            <text:p text:style-name="P3"><text:span text:style-name="T2">The Creation Time of the Objec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frame draw:style-name="gr40" draw:text-style-name="P69" draw:layer="layout" svg:width="7.747cm" svg:height="2.54cm" svg:x="2.397cm" svg:y="13.446cm">
          <draw:text-box>
            <text:p><text:span text:style-name="T31">Note that 01c: is the</text:span></text:p>
            <text:p><text:span text:style-name="T31">Prefix for b2sum cryptographic hashes</text:span></text:p>
          </draw:text-box>
        </draw:frame>
        <draw:custom-shape draw:style-name="gr3" draw:text-style-name="P6" draw:layer="layout" svg:width="2.54cm" svg:height="0.635cm" svg:x="23.352cm" svg:y="1.254cm">
          <text:p text:style-name="P5"><text:span text:style-name="T3">Page </text:span><text:span text:style-name="T3"><text:page-number>&lt;number&gt;</text:page-number></text:span>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5.24cm" svg:height="0.635cm" draw:transform="rotate (1.5707963267949) translate (1.127cm 16.367cm)">
          <text:p text:style-name="P9"><text:span text:style-name="T7">© 2022 Robert E. Novak, Sea2cloud</text:span></text:p>
          <draw:enhanced-geometry svg:viewBox="0 0 21600 21600" draw:type="rectangle" draw:enhanced-path="M 0 0 L 21600 0 21600 21600 0 21600 0 0 Z N"/>
        </draw:custom-shape>
      </draw:page>
      <draw:page draw:name="page10" draw:style-name="dp1" draw:master-page-name="Default">
        <draw:custom-shape draw:style-name="gr35" draw:text-style-name="P63" draw:layer="layout" svg:width="7.366cm" svg:height="0.762cm" svg:x="4.683cm" svg:y="1.127cm">
          <text:p text:style-name="P62"><text:span text:style-name="T33">Name Hash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5" draw:text-style-name="P63" draw:layer="layout" svg:width="7.366cm" svg:height="0.762cm" svg:x="4.704cm" svg:y="9.899cm">
          <text:p text:style-name="P62"><text:span text:style-name="T33">Name Metadata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5" draw:text-style-name="P63" draw:layer="layout" svg:width="7.366cm" svg:height="0.762cm" svg:x="15.795cm" svg:y="8.873cm">
          <text:p text:style-name="P62"><text:span text:style-name="T33">Chunk Metadata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g>
          <draw:custom-shape draw:style-name="gr33" draw:text-style-name="P51" draw:layer="layout" svg:width="5.461cm" svg:height="1.143cm" svg:x="14.335cm" svg:y="9.889cm">
            <text:p text:style-name="P3">beef0100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4" draw:text-style-name="P60" draw:layer="layout" svg:width="5.461cm" svg:height="1.143cm" svg:x="19.796cm" svg:y="9.889cm">
            <text:p text:style-name="P3"><text:span text:style-name="T2">The hash of the previous Manifes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3" draw:text-style-name="P51" draw:layer="layout" svg:width="5.461cm" svg:height="1.143cm" svg:x="14.335cm" svg:y="9.915cm">
            <text:p text:style-name="P3">01c:cfdab1b7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4" draw:text-style-name="P60" draw:layer="layout" svg:width="5.461cm" svg:height="1.143cm" svg:x="19.796cm" svg:y="9.915cm">
            <text:p text:style-name="P3"><text:span text:style-name="T34">Hash of the most recent access time record for the chunk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3" draw:text-style-name="P51" draw:layer="layout" svg:width="5.461cm" svg:height="1.143cm" svg:x="14.335cm" svg:y="11.032cm">
            <text:p text:style-name="P3">01c:a730bfb9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4" draw:text-style-name="P60" draw:layer="layout" svg:width="5.461cm" svg:height="1.143cm" svg:x="19.796cm" svg:y="11.032cm">
            <text:p text:style-name="P3"><text:span text:style-name="T32">Hash to the first chunk -affiliated metadata chunk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ustom-shape draw:style-name="gr35" draw:text-style-name="P63" draw:layer="layout" svg:width="7.366cm" svg:height="0.762cm" svg:x="15.795cm" svg:y="1.127cm">
          <text:p text:style-name="P62"><text:span text:style-name="T33">Backreferenc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g>
          <draw:g>
            <draw:custom-shape draw:style-name="gr33" draw:text-style-name="P51" draw:layer="layout" svg:width="5.461cm" svg:height="1.143cm" svg:x="14.335cm" svg:y="2.041cm">
              <text:p text:style-name="P3">beef0100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34" draw:text-style-name="P60" draw:layer="layout" svg:width="5.461cm" svg:height="1.143cm" svg:x="19.796cm" svg:y="2.041cm">
              <text:p text:style-name="P3"><text:span text:style-name="T2">The hash of the previous Manifest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33" draw:text-style-name="P51" draw:layer="layout" svg:width="5.461cm" svg:height="1.143cm" svg:x="14.335cm" svg:y="2.067cm">
              <text:p text:style-name="P3">01c:5ccfae81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34" draw:text-style-name="P60" draw:layer="layout" svg:width="5.461cm" svg:height="1.143cm" svg:x="19.796cm" svg:y="2.067cm">
              <text:p text:style-name="P3"><text:span text:style-name="T35">Name HashID of the first name that refers to this object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33" draw:text-style-name="P51" draw:layer="layout" svg:width="5.461cm" svg:height="1.143cm" svg:x="14.335cm" svg:y="5.444cm">
              <text:p text:style-name="P3">beef0100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34" draw:text-style-name="P60" draw:layer="layout" svg:width="5.461cm" svg:height="1.143cm" svg:x="19.796cm" svg:y="5.444cm">
              <text:p text:style-name="P3"><text:span text:style-name="T2">The hash of the previous Manifest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33" draw:text-style-name="P51" draw:layer="layout" svg:width="5.461cm" svg:height="1.143cm" svg:x="14.335cm" svg:y="5.47cm">
              <text:p text:style-name="P3">01c:c22d0e21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34" draw:text-style-name="P60" draw:layer="layout" svg:width="5.461cm" svg:height="1.143cm" svg:x="19.796cm" svg:y="5.47cm">
              <text:p text:style-name="P3"><text:span text:style-name="T24">Hash of the next back reference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33" draw:text-style-name="P51" draw:layer="layout" svg:width="5.461cm" svg:height="1.143cm" svg:x="14.335cm" svg:y="6.587cm">
              <text:p text:style-name="P3">beef0100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34" draw:text-style-name="P60" draw:layer="layout" svg:width="5.461cm" svg:height="1.143cm" svg:x="19.796cm" svg:y="6.587cm">
              <text:p text:style-name="P3"><text:span text:style-name="T2">The hash of the previous Manifest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33" draw:text-style-name="P51" draw:layer="layout" svg:width="5.461cm" svg:height="1.143cm" svg:x="14.335cm" svg:y="6.613cm">
              <text:p text:style-name="P3">01c:6ebb7a45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34" draw:text-style-name="P60" draw:layer="layout" svg:width="5.461cm" svg:height="1.143cm" svg:x="19.796cm" svg:y="6.613cm">
              <text:p text:style-name="P3"><text:span text:style-name="T24">Hash of the previous back reference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33" draw:text-style-name="P51" draw:layer="layout" svg:width="5.461cm" svg:height="1.143cm" svg:x="14.335cm" svg:y="4.301cm">
              <text:p text:style-name="P3">FALSE/TRUE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34" draw:text-style-name="P60" draw:layer="layout" svg:width="5.461cm" svg:height="1.143cm" svg:x="19.796cm" svg:y="4.301cm">
              <text:p text:style-name="P3"><text:span text:style-name="T36">Flag to mark if the speculative back reference is confirmed or not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33" draw:text-style-name="P49" draw:layer="layout" svg:width="5.461cm" svg:height="1.143cm" svg:x="14.335cm" svg:y="3.158cm">
              <text:p text:style-name="P48"><text:span text:style-name="T24">UCT:20190707_182043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34" draw:text-style-name="P60" draw:layer="layout" svg:width="5.461cm" svg:height="1.143cm" svg:x="19.796cm" svg:y="3.158cm">
              <text:p text:style-name="P3"><text:span text:style-name="T34">Time Stamp When Backreference was created in seconds since Epoch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</draw:g>
        <draw:g>
          <draw:custom-shape draw:style-name="gr33" draw:text-style-name="P51" draw:layer="layout" svg:width="5.461cm" svg:height="1.143cm" svg:x="2.926cm" svg:y="14.344cm">
            <text:p text:style-name="P3">01c:c2b323ec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4" draw:text-style-name="P60" draw:layer="layout" svg:width="5.461cm" svg:height="1.143cm" svg:x="8.387cm" svg:y="14.344cm">
            <text:p text:style-name="P3"><text:span text:style-name="T32">Hash to the first name -affiliated metadata chunk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3" draw:text-style-name="P51" draw:layer="layout" svg:width="5.461cm" svg:height="1.143cm" svg:x="2.926cm" svg:y="10.915cm">
            <text:p text:style-name="P3">beef0100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4" draw:text-style-name="P60" draw:layer="layout" svg:width="5.461cm" svg:height="1.143cm" svg:x="8.387cm" svg:y="10.915cm">
            <text:p text:style-name="P3"><text:span text:style-name="T2">The hash of the previous Manifes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3" draw:text-style-name="P51" draw:layer="layout" svg:width="5.461cm" svg:height="1.143cm" svg:x="2.926cm" svg:y="10.941cm">
            <text:p text:style-name="P3">127f8398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4" draw:text-style-name="P60" draw:layer="layout" svg:width="5.461cm" svg:height="1.143cm" svg:x="8.387cm" svg:y="10.941cm">
            <text:p text:style-name="P3"><text:span text:style-name="T24">Hash of the ‘fixed’ name metadata objec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3" draw:text-style-name="P51" draw:layer="layout" svg:width="5.461cm" svg:height="1.143cm" svg:x="2.926cm" svg:y="12.058cm">
            <text:p text:style-name="P3">c2b323ec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4" draw:text-style-name="P60" draw:layer="layout" svg:width="5.461cm" svg:height="1.143cm" svg:x="8.387cm" svg:y="12.058cm">
            <text:p text:style-name="P3"><text:span text:style-name="T32">Hash to the first name -affiliated metadata chunk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3" draw:text-style-name="P51" draw:layer="layout" svg:width="5.461cm" svg:height="1.143cm" svg:x="2.926cm" svg:y="10.915cm">
            <text:p text:style-name="P3">beef0100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4" draw:text-style-name="P60" draw:layer="layout" svg:width="5.461cm" svg:height="1.143cm" svg:x="8.387cm" svg:y="10.915cm">
            <text:p text:style-name="P3"><text:span text:style-name="T2">The hash of the previous Manifes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3" draw:text-style-name="P51" draw:layer="layout" svg:width="5.461cm" svg:height="1.143cm" svg:x="2.926cm" svg:y="10.941cm">
            <text:p text:style-name="P3">1000*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4" draw:text-style-name="P60" draw:layer="layout" svg:width="5.461cm" svg:height="1.143cm" svg:x="8.387cm" svg:y="10.941cm">
            <text:p text:style-name="P3"><text:span text:style-name="T11">Owner UserID #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3" draw:text-style-name="P51" draw:layer="layout" svg:width="5.461cm" svg:height="1.143cm" svg:x="2.926cm" svg:y="12.058cm">
            <text:p text:style-name="P3">1000*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4" draw:text-style-name="P60" draw:layer="layout" svg:width="5.461cm" svg:height="1.143cm" svg:x="8.387cm" svg:y="12.058cm">
            <text:p text:style-name="P3"><text:span text:style-name="T2">Owner GroupID #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3" draw:text-style-name="P51" draw:layer="layout" svg:width="5.461cm" svg:height="1.143cm" svg:x="2.926cm" svg:y="13.201cm">
            <text:p text:style-name="P3">rwxrwxrwx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4" draw:text-style-name="P60" draw:layer="layout" svg:width="5.461cm" svg:height="1.143cm" svg:x="8.387cm" svg:y="13.201cm">
            <text:p text:style-name="P3"><text:span text:style-name="T32">Owner, Group, World RWX Permissions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ustom-shape draw:style-name="gr35" draw:text-style-name="P63" draw:layer="layout" svg:width="7.366cm" svg:height="0.762cm" svg:x="15.859cm" svg:y="13.064cm">
          <text:p text:style-name="P62"><text:span text:style-name="T37">Chunk access Metadata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g>
          <draw:custom-shape draw:style-name="gr33" draw:text-style-name="P51" draw:layer="layout" svg:width="5.461cm" svg:height="1.143cm" svg:x="14.335cm" svg:y="15.604cm">
            <text:p text:style-name="P3"><text:span text:style-name="T24">UCT:20190707_182043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4" draw:text-style-name="P60" draw:layer="layout" svg:width="5.461cm" svg:height="1.143cm" svg:x="19.796cm" svg:y="15.604cm">
            <text:p text:style-name="P3"><text:span text:style-name="T4">Most recent access time for the chunk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3" draw:text-style-name="P51" draw:layer="layout" svg:width="5.461cm" svg:height="1.143cm" svg:x="14.335cm" svg:y="14.461cm">
            <text:p text:style-name="P3">01c:0b78b3f2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4" draw:text-style-name="P60" draw:layer="layout" svg:width="5.461cm" svg:height="1.143cm" svg:x="19.796cm" svg:y="14.461cm">
            <text:p text:style-name="P3"><text:span text:style-name="T5">Hash of the previous access time record for the chunk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3" draw:text-style-name="P51" draw:layer="layout" svg:width="5.461cm" svg:height="1.143cm" svg:x="14.335cm" svg:y="16.747cm">
            <text:p text:style-name="P3">1000*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4" draw:text-style-name="P60" draw:layer="layout" svg:width="5.461cm" svg:height="1.143cm" svg:x="19.796cm" svg:y="16.747cm">
            <text:p text:style-name="P3"><text:span text:style-name="T11">Owner UserID #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3" draw:text-style-name="P51" draw:layer="layout" svg:width="5.461cm" svg:height="1.143cm" svg:x="14.335cm" svg:y="17.89cm">
            <text:p text:style-name="P3">1000*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4" draw:text-style-name="P60" draw:layer="layout" svg:width="5.461cm" svg:height="1.143cm" svg:x="19.796cm" svg:y="17.89cm">
            <text:p text:style-name="P3"><text:span text:style-name="T2">Owner GroupID #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g>
            <draw:custom-shape draw:style-name="gr33" draw:text-style-name="P51" draw:layer="layout" svg:width="5.461cm" svg:height="1.143cm" svg:x="2.905cm" svg:y="2.143cm">
              <text:p text:style-name="P3">beef0100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34" draw:text-style-name="P60" draw:layer="layout" svg:width="5.461cm" svg:height="1.143cm" svg:x="8.366cm" svg:y="2.143cm">
              <text:p text:style-name="P3"><text:span text:style-name="T2">The hash of the previous Manifest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33" draw:text-style-name="P51" draw:layer="layout" svg:width="5.461cm" svg:height="1.143cm" svg:x="2.905cm" svg:y="2.169cm">
              <text:p text:style-name="P3">01c:2706aa0b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34" draw:text-style-name="P60" draw:layer="layout" svg:width="5.461cm" svg:height="1.143cm" svg:x="8.366cm" svg:y="2.169cm">
              <text:p text:style-name="P3"><text:span text:style-name="T5">Hash of the object manifest that the name refers to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33" draw:text-style-name="P51" draw:layer="layout" svg:width="5.461cm" svg:height="1.143cm" svg:x="2.905cm" svg:y="4.403cm">
              <text:p text:style-name="P3">beef0100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34" draw:text-style-name="P60" draw:layer="layout" svg:width="5.461cm" svg:height="1.143cm" svg:x="8.366cm" svg:y="4.403cm">
              <text:p text:style-name="P3"><text:span text:style-name="T2">The hash of the previous Manifest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33" draw:text-style-name="P51" draw:layer="layout" svg:width="5.461cm" svg:height="1.143cm" svg:x="2.905cm" svg:y="4.429cm">
              <text:p text:style-name="P3">&lt;=2048**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34" draw:text-style-name="P60" draw:layer="layout" svg:width="5.461cm" svg:height="1.143cm" svg:x="8.366cm" svg:y="4.429cm">
              <text:p text:style-name="P3"><text:span text:style-name="T24">Length of the name string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33" draw:text-style-name="P51" draw:layer="layout" svg:width="5.461cm" svg:height="1.143cm" svg:x="2.906cm" svg:y="6.73cm">
              <text:p text:style-name="P3">beef0100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34" draw:text-style-name="P60" draw:layer="layout" svg:width="5.461cm" svg:height="1.143cm" svg:x="8.367cm" svg:y="6.73cm">
              <text:p text:style-name="P3"><text:span text:style-name="T2">The hash of the previous Manifest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33" draw:text-style-name="P51" draw:layer="layout" svg:width="5.461cm" svg:height="1.143cm" svg:x="2.906cm" svg:y="6.756cm">
              <text:p text:style-name="P3">“Name of object”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34" draw:text-style-name="P60" draw:layer="layout" svg:width="5.461cm" svg:height="1.143cm" svg:x="8.367cm" svg:y="6.756cm">
              <text:p text:style-name="P3"><text:span text:style-name="T32">Character string of the object name (basename)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33" draw:text-style-name="P51" draw:layer="layout" svg:width="5.461cm" svg:height="1.143cm" svg:x="2.905cm" svg:y="3.286cm">
              <text:p text:style-name="P3">beef0100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34" draw:text-style-name="P60" draw:layer="layout" svg:width="5.461cm" svg:height="1.143cm" svg:x="8.366cm" svg:y="3.286cm">
              <text:p text:style-name="P3"><text:span text:style-name="T2">The hash of the previous Manifest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33" draw:text-style-name="P51" draw:layer="layout" svg:width="5.461cm" svg:height="1.143cm" svg:x="2.905cm" svg:y="3.312cm">
              <text:p text:style-name="P3">01c:08f728f6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34" draw:text-style-name="P60" draw:layer="layout" svg:width="5.461cm" svg:height="1.143cm" svg:x="8.366cm" svg:y="3.312cm">
              <text:p text:style-name="P3"><text:span text:style-name="T36">Hash of name-affiliated metadata (e.g. owner, permissions)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33" draw:text-style-name="P51" draw:layer="layout" svg:width="5.461cm" svg:height="1.143cm" svg:x="2.906cm" svg:y="7.899cm">
              <text:p text:style-name="P3">beef0100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34" draw:text-style-name="P60" draw:layer="layout" svg:width="5.461cm" svg:height="1.143cm" svg:x="8.367cm" svg:y="7.899cm">
              <text:p text:style-name="P3"><text:span text:style-name="T2">The hash of the previous Manifest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33" draw:text-style-name="P51" draw:layer="layout" svg:width="5.461cm" svg:height="1.143cm" svg:x="2.906cm" svg:y="7.925cm">
              <text:p text:style-name="P3"><text:span text:style-name="T2">“</text:span><text:span text:style-name="T2">dirpath of object”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34" draw:text-style-name="P60" draw:layer="layout" svg:width="5.461cm" svg:height="1.143cm" svg:x="8.367cm" svg:y="7.925cm">
              <text:p text:style-name="P3"><text:span text:style-name="T24">Character string of the object directory path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33" draw:text-style-name="P51" draw:layer="layout" svg:width="5.461cm" svg:height="1.143cm" svg:x="2.905cm" svg:y="5.572cm">
              <text:p text:style-name="P3">beef0100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34" draw:text-style-name="P60" draw:layer="layout" svg:width="5.461cm" svg:height="1.143cm" svg:x="8.366cm" svg:y="5.572cm">
              <text:p text:style-name="P3"><text:span text:style-name="T2">The hash of the previous Manifest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33" draw:text-style-name="P51" draw:layer="layout" svg:width="5.461cm" svg:height="1.143cm" svg:x="2.905cm" svg:y="5.598cm">
              <text:p text:style-name="P3">xxxxx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34" draw:text-style-name="P60" draw:layer="layout" svg:width="5.461cm" svg:height="1.143cm" svg:x="8.366cm" svg:y="5.598cm">
              <text:p text:style-name="P3"><text:span text:style-name="T24">Length of the dirpath string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</draw:g>
        <draw:frame draw:style-name="gr40" draw:text-style-name="P69" draw:layer="layout" svg:width="11.303cm" svg:height="4.463cm" svg:x="2.905cm" svg:y="15.968cm">
          <draw:text-box>
            <text:p><text:span text:style-name="T31">* a stand-in for the user number. <text:s/>With the cooperation between Microsoft, Apple and Google, this may be a globally unique string.</text:span></text:p>
            <text:p><text:span text:style-name="T31">** 2048 bytes is an arbitrary number, it should probably be at least 4096</text:span></text:p>
          </draw:text-box>
        </draw:frame>
        <draw:custom-shape draw:style-name="gr3" draw:text-style-name="P71" draw:layer="layout" svg:width="2.54cm" svg:height="0.635cm" svg:x="23.352cm" svg:y="1.254cm">
          <text:p text:style-name="P70"><text:span text:style-name="T19">Page </text:span><text:span text:style-name="T19"><text:page-number>&lt;number&gt;</text:page-number></text:span>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5.24cm" svg:height="0.635cm" draw:transform="rotate (1.5707963267949) translate (1.127cm 16.367cm)">
          <text:p text:style-name="P9"><text:span text:style-name="T7">© 2022 Robert E. Novak, Sea2cloud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draw:auto-grow-height="fals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Robert Novak</meta:initial-creator>
    <meta:creation-date>2020-07-07T13:56:41.946114599</meta:creation-date>
    <dc:date>2022-06-22T11:28:13.463091002</dc:date>
    <meta:editing-duration>PT42M51S</meta:editing-duration>
    <meta:editing-cycles>9</meta:editing-cycles>
    <meta:generator>LibreOffice/7.3.3.2$Linux_AARCH64 LibreOffice_project/30$Build-2</meta:generator>
    <dc:creator>Robert Novak</dc:creator>
    <meta:document-statistic meta:object-count="456"/>
  </office:meta>
</office:document-meta>
</file>